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.988cm"/>
    </style:style>
    <style:style style:name="co18" style:family="table-column">
      <style:table-column-properties fo:break-before="auto" style:column-width="1.143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0.871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 style:data-style-name="N133"/>
    <style:style style:name="ce12" style:family="table-cell" style:parent-style-name="Default">
      <style:table-cell-properties fo:wrap-option="wrap"/>
    </style:style>
    <style:style style:name="ce9" style:family="table-cell" style:parent-style-name="Default" style:data-style-name="N132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ient包含9class" table:style-name="ta1">
        <table:shapes>
          <draw:frame draw:z-index="0" draw:style-name="gr1" draw:text-style-name="P1" svg:width="18.863cm" svg:height="11.315cm" svg:x="11.421cm" svg:y="11.421cm">
            <draw:object draw:notify-on-update-of-ranges="client包含9class.K3:client包含9class.K22 client包含9class.M2:client包含9class.M2 client包含9class.M3:client包含9class.M22 client包含9class.O2:client包含9class.O2 client包含9class.O3:client包含9class.O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1"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 id</text:p>
          </table:table-cell>
          <table:table-cell office:value-type="string" calcext:value-type="string">
            <text:p>样本数量</text:p>
          </table:table-cell>
          <table:table-cell/>
          <table:table-cell office:value-type="string" calcext:value-type="string">
            <text:p>round</text:p>
          </table:table-cell>
          <table:table-cell office:value-type="string" calcext:value-type="string" table:number-columns-spanned="4" table:number-rows-spanned="1">
            <text:p>被选客户端</text:p>
          </table:table-cell>
          <table:covered-table-cell table:number-columns-repeated="3"/>
          <table:table-cell office:value-type="string" calcext:value-type="string">
            <text:p>客户端数量</text:p>
          </table:table-cell>
          <table:table-cell table:number-columns-repeated="2"/>
          <table:table-cell table:number-columns-repeated="2" office:value-type="string" calcext:value-type="string">
            <text:p>distributed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random</text:p>
          </table:table-cell>
          <table:table-cell/>
          <table:table-cell office:value-type="string" calcext:value-type="string">
            <text:p>被选客户端</text:p>
          </table:table-cell>
          <table:table-cell table:number-columns-repeated="3"/>
          <table:table-cell office:value-type="string" calcext:value-type="string">
            <text:p>客户端数量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UNT([.E3:.H3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5630095233788" calcext:value-type="float">
            <text:p>2.25630095233788</text:p>
          </table:table-cell>
          <table:table-cell office:value-type="float" office:value="0.8396" calcext:value-type="float">
            <text:p>0.8396</text:p>
          </table:table-cell>
          <table:table-cell office:value-type="float" office:value="2.2477" calcext:value-type="float">
            <text:p>2.2477</text:p>
          </table:table-cell>
          <table:table-cell office:value-type="float" office:value="0.2704" calcext:value-type="float">
            <text:p>0.27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COUNT([.Q3:.T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UNT([.E4:.H4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376159946546" calcext:value-type="float">
            <text:p>0.64376159946546</text:p>
          </table:table-cell>
          <table:table-cell office:value-type="float" office:value="0.8675" calcext:value-type="float">
            <text:p>0.8675</text:p>
          </table:table-cell>
          <table:table-cell office:value-type="float" office:value="2.1899" calcext:value-type="float">
            <text:p>2.1899</text:p>
          </table:table-cell>
          <table:table-cell office:value-type="float" office:value="0.2733" calcext:value-type="float">
            <text:p>0.27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COUNT([.Q4:.T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([.E5:.H5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896927102922" calcext:value-type="float">
            <text:p>0.47896927102922</text:p>
          </table:table-cell>
          <table:table-cell office:value-type="float" office:value="0.8782" calcext:value-type="float">
            <text:p>0.8782</text:p>
          </table:table-cell>
          <table:table-cell office:value-type="float" office:value="2.0695" calcext:value-type="float">
            <text:p>2.0695</text:p>
          </table:table-cell>
          <table:table-cell office:value-type="float" office:value="0.4783" calcext:value-type="float">
            <text:p>0.478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COUNT([.Q5:.T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([.E6:.H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6324384854653" calcext:value-type="float">
            <text:p>0.56324384854653</text:p>
          </table:table-cell>
          <table:table-cell office:value-type="float" office:value="0.8758" calcext:value-type="float">
            <text:p>0.8758</text:p>
          </table:table-cell>
          <table:table-cell office:value-type="float" office:value="1.8412" calcext:value-type="float">
            <text:p>1.8412</text:p>
          </table:table-cell>
          <table:table-cell office:value-type="float" office:value="0.6312" calcext:value-type="float">
            <text:p>0.63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COUNT([.Q6:.T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([.E7:.H7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10280214330624" calcext:value-type="float">
            <text:p>0.310280214330624</text:p>
          </table:table-cell>
          <table:table-cell office:value-type="float" office:value="0.9293" calcext:value-type="float">
            <text:p>0.9293</text:p>
          </table:table-cell>
          <table:table-cell office:value-type="float" office:value="1.3361" calcext:value-type="float">
            <text:p>1.3361</text:p>
          </table:table-cell>
          <table:table-cell office:value-type="float" office:value="0.6376" calcext:value-type="float">
            <text:p>0.63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COUNT([.Q7:.T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UNT([.E8:.H8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75835269098044" calcext:value-type="float">
            <text:p>0.275835269098044</text:p>
          </table:table-cell>
          <table:table-cell office:value-type="float" office:value="0.9425" calcext:value-type="float">
            <text:p>0.9425</text:p>
          </table:table-cell>
          <table:table-cell office:value-type="float" office:value="1.5487" calcext:value-type="float">
            <text:p>1.5487</text:p>
          </table:table-cell>
          <table:table-cell office:value-type="float" office:value="0.5803" calcext:value-type="float">
            <text:p>0.580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COUNT([.Q8:.T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COUNT([.E9:.H9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86415942794784" calcext:value-type="float">
            <text:p>0.286415942794784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8358" calcext:value-type="float">
            <text:p>0.8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COUNT([.Q9:.T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COUNT([.E10:.H10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4148856793866" calcext:value-type="float">
            <text:p>0.074148856793866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9012" calcext:value-type="float">
            <text:p>0.901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COUNT([.Q10:.T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COUNT([.E11:.H11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14547643575793" calcext:value-type="float">
            <text:p>0.071454764357579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9421" calcext:value-type="float">
            <text:p>0.942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COUNT([.Q11:.T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COUNT([.E12:.H12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65485203117011" calcext:value-type="float">
            <text:p>0.065485203117011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9445" calcext:value-type="float">
            <text:p>0.944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COUNT([.Q12:.T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([.E13:.H13])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84202376285402" calcext:value-type="float">
            <text:p>0.06842023762854</text:p>
          </table:table-cell>
          <table:table-cell office:value-type="float" office:value="0.98" calcext:value-type="float">
            <text:p>0.9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9524" calcext:value-type="float">
            <text:p>0.95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COUNT([.Q13:.T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COUNT([.E14:.H14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843690460506946" calcext:value-type="float">
            <text:p>0.084369046050695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9475" calcext:value-type="float">
            <text:p>0.94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COUNT([.Q14:.T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COUNT([.E15:.H15])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1082292178948" calcext:value-type="float">
            <text:p>0.11082292178948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953" calcext:value-type="float">
            <text:p>0.9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COUNT([.Q15:.T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UNT([.E16:.H16])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1134000847882" calcext:value-type="float">
            <text:p>0.101134000847882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168" calcext:value-type="float">
            <text:p>0.168</text:p>
          </table:table-cell>
          <table:table-cell office:value-type="float" office:value="0.9494" calcext:value-type="float">
            <text:p>0.94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COUNT([.Q16:.T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COUNT([.E17:.H17])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28915436588269" calcext:value-type="float">
            <text:p>0.062891543658827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9488" calcext:value-type="float">
            <text:p>0.94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COUNT([.Q17:.T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UNT([.E18:.H18]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84282483814555" calcext:value-type="float">
            <text:p>0.088428248381456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9548" calcext:value-type="float">
            <text:p>0.95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COUNT([.Q18:.T1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UNT([.E19:.H19])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79322937523764" calcext:value-type="float">
            <text:p>0.077932293752376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9513" calcext:value-type="float">
            <text:p>0.95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COUNT([.Q19:.T1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UNT([.E20:.H20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603532669568973" calcext:value-type="float">
            <text:p>0.060353266956897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9461" calcext:value-type="float">
            <text:p>0.94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COUNT([.Q20:.T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COUNT([.E21:.H21])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46546567866489" calcext:value-type="float">
            <text:p>0.146546567866489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158" calcext:value-type="float">
            <text:p>0.158</text:p>
          </table:table-cell>
          <table:table-cell office:value-type="float" office:value="0.9524" calcext:value-type="float">
            <text:p>0.95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COUNT([.Q21:.T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COUNT([.E22:.H22])"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48504498408212" calcext:value-type="float">
            <text:p>0.054850449840821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147" calcext:value-type="float">
            <text:p>0.147</text:p>
          </table:table-cell>
          <table:table-cell office:value-type="float" office:value="0.9548" calcext:value-type="float">
            <text:p>0.95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COUNT([.Q22:.T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style-name="Default"/>
          <table:table-cell table:number-columns-repeated="2"/>
          <table:table-cell table:style-name="ce5" office:value-type="string" calcext:value-type="string" table:number-columns-spanned="4" table:number-rows-spanned="7">
            <text:p>random,被选客户端和数量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style-name="Default"/>
          <table:table-cell table:number-columns-repeated="2"/>
          <table:covered-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 office:value-type="string" calcext:value-type="string" table:number-columns-spanned="4" table:number-rows-spanned="6">
            <text:p>distributed：每个客户端有包含了9个分类，每个分类包含的样本数量相同。</text:p>
          </table:table-cell>
          <table:covered-table-cell table:number-columns-repeated="3"/>
          <table:table-cell table:number-columns-repeated="7"/>
          <table:table-cell table:style-name="Default"/>
          <table:table-cell table:number-columns-repeated="2"/>
          <table:covered-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4"/>
          <table:table-cell table:number-columns-repeated="7"/>
          <table:table-cell table:style-name="Default"/>
          <table:table-cell table:number-columns-repeated="2"/>
          <table:covered-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4"/>
          <table:table-cell table:number-columns-repeated="7"/>
          <table:table-cell table:style-name="Default"/>
          <table:table-cell table:number-columns-repeated="2"/>
          <table:covered-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4"/>
          <table:table-cell table:number-columns-repeated="7"/>
          <table:table-cell table:style-name="Default"/>
          <table:table-cell table:number-columns-repeated="2"/>
          <table:covered-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4"/>
          <table:table-cell table:number-columns-repeated="7"/>
          <table:table-cell table:style-name="Default"/>
          <table:table-cell table:number-columns-repeated="2"/>
          <table:covered-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4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style-name="Default"/>
          <table:table-cell table:number-columns-repeated="6"/>
        </table:table-row>
      </table:table>
      <table:table table:name="client包含6class" table:style-name="ta1">
        <table:shapes>
          <draw:frame draw:z-index="0" draw:style-name="gr1" draw:text-style-name="P1" svg:width="15.509cm" svg:height="9.722cm" svg:x="17.671cm" svg:y="8.473cm">
            <draw:object draw:notify-on-update-of-ranges="client包含6class.H3:client包含6class.H22 client包含6class.J2:client包含6class.J2 client包含6class.J3:client包含6class.J22 client包含6class.L2:client包含6class.L2 client包含6class.L3:client包含6class.L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ce10"/>
        <table:table-column table:style-name="co5" table:default-cell-style-name="ce11"/>
        <table:table-column table:style-name="co5" table:number-columns-repeated="3" table:default-cell-style-name="ce10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2"/>
        <table:table-column table:style-name="co5" table:default-cell-style-name="ce6"/>
        <table:table-row table:style-name="ro1">
          <table:table-cell table:style-name="Default" table:number-columns-repeated="2"/>
          <table:table-cell table:style-name="ce2" table:number-columns-repeated="3"/>
          <table:table-cell table:style-name="Default"/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acc</text:p>
          </table:table-cell>
          <table:table-cell table:number-columns-repeated="7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被选择客户端</text:p>
          </table:table-cell>
          <table:table-cell table:style-name="Default"/>
          <table:table-cell table:style-name="ce2" table:number-columns-repeated="3"/>
          <table:table-cell table:style-name="Default"/>
          <table:table-cell office:value-type="string" calcext:value-type="string">
            <text:p>客户端数量</text:p>
          </table:table-cell>
          <table:table-cell office:value-type="string" calcext:value-type="string">
            <text:p>round</text:p>
          </table:table-cell>
          <table:table-cell table:number-columns-repeated="2" office:value-type="string" calcext:value-type="string">
            <text:p>distributed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被选客户端</text:p>
          </table:table-cell>
          <table:table-cell table:number-columns-repeated="2"/>
          <table:table-cell office:value-type="string" calcext:value-type="string">
            <text:p>被选客户端数量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UNT([.A3:.F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5953682470322" calcext:value-type="float">
            <text:p>3.25953682470322</text:p>
          </table:table-cell>
          <table:table-cell office:value-type="float" office:value="0.5705" calcext:value-type="float">
            <text:p>0.5705</text:p>
          </table:table-cell>
          <table:table-cell/>
          <table:table-cell office:value-type="float" office:value="0.240533333333333" calcext:value-type="float">
            <text:p>0.2405333333333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formula="of:=COUNT([.O3:.Q3])" office:value-type="float" office:value="1" calcext:value-type="float">
            <text:p>1</text:p>
          </table:table-cell>
          <table:table-cell/>
          <table:table-cell office:value-type="float" office:value="0.1963" calcext:value-type="float">
            <text:p>0.196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93" calcext:value-type="float">
            <text:p>0.2793</text:p>
          </table:table-cell>
          <table:table-cell table:formula="of:=AVERAGE([.T3:.V3])" office:value-type="float" office:value="0.240533333333333" calcext:value-type="float">
            <text:p>0.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UNT([.A4:.F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75151871654987" calcext:value-type="float">
            <text:p>2.75151871654987</text:p>
          </table:table-cell>
          <table:table-cell office:value-type="float" office:value="0.6304" calcext:value-type="float">
            <text:p>0.6304</text:p>
          </table:table-cell>
          <table:table-cell/>
          <table:table-cell office:value-type="float" office:value="0.2779" calcext:value-type="float">
            <text:p>0.277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([.O4:.Q4])" office:value-type="float" office:value="2" calcext:value-type="float">
            <text:p>2</text:p>
          </table:table-cell>
          <table:table-cell/>
          <table:table-cell office:value-type="float" office:value="0.3001" calcext:value-type="float">
            <text:p>0.3001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2474" calcext:value-type="float">
            <text:p>0.2474</text:p>
          </table:table-cell>
          <table:table-cell table:formula="of:=AVERAGE([.T4:.V4])" office:value-type="float" office:value="0.2779" calcext:value-type="float">
            <text:p>0.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UNT([.A5:.F5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1229820119143" calcext:value-type="float">
            <text:p>2.01229820119143</text:p>
          </table:table-cell>
          <table:table-cell office:value-type="float" office:value="0.6917" calcext:value-type="float">
            <text:p>0.6917</text:p>
          </table:table-cell>
          <table:table-cell/>
          <table:table-cell office:value-type="float" office:value="0.3325" calcext:value-type="float">
            <text:p>0.33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UNT([.O5:.Q5])" office:value-type="float" office:value="2" calcext:value-type="float">
            <text:p>2</text:p>
          </table:table-cell>
          <table:table-cell/>
          <table:table-cell office:value-type="float" office:value="0.2842" calcext:value-type="float">
            <text:p>0.2842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273" calcext:value-type="float">
            <text:p>0.273</text:p>
          </table:table-cell>
          <table:table-cell table:formula="of:=AVERAGE([.T5:.V5])" office:value-type="float" office:value="0.3325" calcext:value-type="float">
            <text:p>0.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([.A6:.F6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91216001716927" calcext:value-type="float">
            <text:p>1.91216001716927</text:p>
          </table:table-cell>
          <table:table-cell office:value-type="float" office:value="0.7379" calcext:value-type="float">
            <text:p>0.7379</text:p>
          </table:table-cell>
          <table:table-cell/>
          <table:table-cell office:value-type="float" office:value="0.377466666666667" calcext:value-type="float">
            <text:p>0.37746666666666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UNT([.O6:.Q6])" office:value-type="float" office:value="2" calcext:value-type="float">
            <text:p>2</text:p>
          </table:table-cell>
          <table:table-cell/>
          <table:table-cell office:value-type="float" office:value="0.3469" calcext:value-type="float">
            <text:p>0.346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634" calcext:value-type="float">
            <text:p>0.3634</text:p>
          </table:table-cell>
          <table:table-cell table:formula="of:=AVERAGE([.T6:.V6])" office:value-type="float" office:value="0.377466666666667" calcext:value-type="float">
            <text:p>0.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UNT([.A7:.F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53558018037288" calcext:value-type="float">
            <text:p>1.53558018037288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527033333333333" calcext:value-type="float">
            <text:p>0.52703333333333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table:formula="of:=COUNT([.O7:.Q7])" office:value-type="float" office:value="1" calcext:value-type="float">
            <text:p>1</text:p>
          </table:table-cell>
          <table:table-cell/>
          <table:table-cell office:value-type="float" office:value="0.4602" calcext:value-type="float">
            <text:p>0.4602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5465" calcext:value-type="float">
            <text:p>0.5465</text:p>
          </table:table-cell>
          <table:table-cell table:formula="of:=AVERAGE([.T7:.V7])" office:value-type="float" office:value="0.527033333333333" calcext:value-type="float">
            <text:p>0.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([.A8:.F8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30694604447233" calcext:value-type="float">
            <text:p>1.30694604447233</text:p>
          </table:table-cell>
          <table:table-cell office:value-type="float" office:value="0.8346" calcext:value-type="float">
            <text:p>0.8346</text:p>
          </table:table-cell>
          <table:table-cell/>
          <table:table-cell office:value-type="float" office:value="0.490733333333333" calcext:value-type="float">
            <text:p>0.49073333333333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table:formula="of:=COUNT([.O8:.Q8])" office:value-type="float" office:value="1" calcext:value-type="float">
            <text:p>1</text:p>
          </table:table-cell>
          <table:table-cell/>
          <table:table-cell office:value-type="float" office:value="0.4006" calcext:value-type="float">
            <text:p>0.4006</text:p>
          </table:table-cell>
          <table:table-cell office:value-type="float" office:value="0.764" calcext:value-type="float">
            <text:p>0.764</text:p>
          </table:table-cell>
          <table:table-cell office:value-type="float" office:value="0.3076" calcext:value-type="float">
            <text:p>0.3076</text:p>
          </table:table-cell>
          <table:table-cell table:formula="of:=AVERAGE([.T8:.V8])" office:value-type="float" office:value="0.490733333333333" calcext:value-type="float">
            <text:p>0.4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A9:.F9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0286663334152" calcext:value-type="float">
            <text:p>1.30286663334152</text:p>
          </table:table-cell>
          <table:table-cell office:value-type="float" office:value="0.8402" calcext:value-type="float">
            <text:p>0.8402</text:p>
          </table:table-cell>
          <table:table-cell/>
          <table:table-cell office:value-type="float" office:value="0.557833333333333" calcext:value-type="float">
            <text:p>0.5578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UNT([.O9:.Q9])" office:value-type="float" office:value="2" calcext:value-type="float">
            <text:p>2</text:p>
          </table:table-cell>
          <table:table-cell/>
          <table:table-cell office:value-type="float" office:value="0.4676" calcext:value-type="float">
            <text:p>0.4676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4323" calcext:value-type="float">
            <text:p>0.4323</text:p>
          </table:table-cell>
          <table:table-cell table:formula="of:=AVERAGE([.T9:.V9])" office:value-type="float" office:value="0.557833333333333" calcext:value-type="float">
            <text:p>0.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COUNT([.A10:.F1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88576414242201" calcext:value-type="float">
            <text:p>0.888576414242201</text:p>
          </table:table-cell>
          <table:table-cell office:value-type="float" office:value="0.8077" calcext:value-type="float">
            <text:p>0.8077</text:p>
          </table:table-cell>
          <table:table-cell/>
          <table:table-cell office:value-type="float" office:value="0.562066666666667" calcext:value-type="float">
            <text:p>0.5620666666666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table:formula="of:=COUNT([.O10:.Q10])" office:value-type="float" office:value="1" calcext:value-type="float">
            <text:p>1</text:p>
          </table:table-cell>
          <table:table-cell/>
          <table:table-cell office:value-type="float" office:value="0.3545" calcext:value-type="float">
            <text:p>0.3545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558" calcext:value-type="float">
            <text:p>0.558</text:p>
          </table:table-cell>
          <table:table-cell table:formula="of:=AVERAGE([.T10:.V10])" office:value-type="float" office:value="0.562066666666667" calcext:value-type="float">
            <text:p>0.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A11:.F11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18505333728692" calcext:value-type="float">
            <text:p>0.418505333728692</text:p>
          </table:table-cell>
          <table:table-cell office:value-type="float" office:value="0.8773" calcext:value-type="float">
            <text:p>0.8773</text:p>
          </table:table-cell>
          <table:table-cell/>
          <table:table-cell office:value-type="float" office:value="0.647566666666667" calcext:value-type="float">
            <text:p>0.6475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UNT([.O11:.Q11])" office:value-type="float" office:value="2" calcext:value-type="float">
            <text:p>2</text:p>
          </table:table-cell>
          <table:table-cell/>
          <table:table-cell office:value-type="float" office:value="0.6227" calcext:value-type="float">
            <text:p>0.6227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4652" calcext:value-type="float">
            <text:p>0.4652</text:p>
          </table:table-cell>
          <table:table-cell table:formula="of:=AVERAGE([.T11:.V11])" office:value-type="float" office:value="0.647566666666667" calcext:value-type="float">
            <text:p>0.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UNT([.A12:.F12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311975112666067" calcext:value-type="float">
            <text:p>0.311975112666067</text:p>
          </table:table-cell>
          <table:table-cell office:value-type="float" office:value="0.9076" calcext:value-type="float">
            <text:p>0.9076</text:p>
          </table:table-cell>
          <table:table-cell/>
          <table:table-cell office:value-type="float" office:value="0.6265" calcext:value-type="float">
            <text:p>0.6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UNT([.O12:.Q12])" office:value-type="float" office:value="2" calcext:value-type="float">
            <text:p>2</text:p>
          </table:table-cell>
          <table:table-cell/>
          <table:table-cell office:value-type="float" office:value="0.5919" calcext:value-type="float">
            <text:p>0.5919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4662" calcext:value-type="float">
            <text:p>0.4662</text:p>
          </table:table-cell>
          <table:table-cell table:formula="of:=AVERAGE([.T12:.V12])" office:value-type="float" office:value="0.6265" calcext:value-type="float">
            <text:p>0.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COUNT([.A13:.F13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9835182278277" calcext:value-type="float">
            <text:p>0.289835182278277</text:p>
          </table:table-cell>
          <table:table-cell office:value-type="float" office:value="0.9118" calcext:value-type="float">
            <text:p>0.9118</text:p>
          </table:table-cell>
          <table:table-cell/>
          <table:table-cell office:value-type="float" office:value="0.713933333333333" calcext:value-type="float">
            <text:p>0.7139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table:formula="of:=COUNT([.O13:.Q13])" office:value-type="float" office:value="1" calcext:value-type="float">
            <text:p>1</text:p>
          </table:table-cell>
          <table:table-cell/>
          <table:table-cell office:value-type="float" office:value="0.7286" calcext:value-type="float">
            <text:p>0.7286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4894" calcext:value-type="float">
            <text:p>0.4894</text:p>
          </table:table-cell>
          <table:table-cell table:formula="of:=AVERAGE([.T13:.V13])" office:value-type="float" office:value="0.713933333333333" calcext:value-type="float">
            <text:p>0.7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UNT([.A14:.F1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204179628140444" calcext:value-type="float">
            <text:p>0.204179628140444</text:p>
          </table:table-cell>
          <table:table-cell office:value-type="float" office:value="0.9411" calcext:value-type="float">
            <text:p>0.9411</text:p>
          </table:table-cell>
          <table:table-cell/>
          <table:table-cell office:value-type="float" office:value="0.797566666666667" calcext:value-type="float">
            <text:p>0.7975666666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UNT([.O14:.Q14])" office:value-type="float" office:value="2" calcext:value-type="float">
            <text:p>2</text:p>
          </table:table-cell>
          <table:table-cell/>
          <table:table-cell office:value-type="float" office:value="0.9341" calcext:value-type="float">
            <text:p>0.9341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5459" calcext:value-type="float">
            <text:p>0.5459</text:p>
          </table:table-cell>
          <table:table-cell table:formula="of:=AVERAGE([.T14:.V14])" office:value-type="float" office:value="0.797566666666667" calcext:value-type="float">
            <text:p>0.7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A15:.F15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26477351038152" calcext:value-type="float">
            <text:p>0.226477351038152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0.782066666666667" calcext:value-type="float">
            <text:p>0.78206666666666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([.O15:.Q15])" office:value-type="float" office:value="2" calcext:value-type="float">
            <text:p>2</text:p>
          </table:table-cell>
          <table:table-cell/>
          <table:table-cell office:value-type="float" office:value="0.9597" calcext:value-type="float">
            <text:p>0.9597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6261" calcext:value-type="float">
            <text:p>0.6261</text:p>
          </table:table-cell>
          <table:table-cell table:formula="of:=AVERAGE([.T15:.V15])" office:value-type="float" office:value="0.782066666666667" calcext:value-type="float">
            <text:p>0.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UNT([.A16:.F16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189610924992757" calcext:value-type="float">
            <text:p>0.189610924992757</text:p>
          </table:table-cell>
          <table:table-cell office:value-type="float" office:value="0.9491" calcext:value-type="float">
            <text:p>0.9491</text:p>
          </table:table-cell>
          <table:table-cell/>
          <table:table-cell office:value-type="float" office:value="0.761066666666667" calcext:value-type="float">
            <text:p>0.7610666666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UNT([.O16:.Q16])" office:value-type="float" office:value="2" calcext:value-type="float">
            <text:p>2</text:p>
          </table:table-cell>
          <table:table-cell/>
          <table:table-cell office:value-type="float" office:value="0.9581" calcext:value-type="float">
            <text:p>0.9581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5333" calcext:value-type="float">
            <text:p>0.5333</text:p>
          </table:table-cell>
          <table:table-cell table:formula="of:=AVERAGE([.T16:.V16])" office:value-type="float" office:value="0.761066666666667" calcext:value-type="float">
            <text:p>0.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UNT([.A17:.F17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153972718187014" calcext:value-type="float">
            <text:p>0.153972718187014</text:p>
          </table:table-cell>
          <table:table-cell office:value-type="float" office:value="0.9587" calcext:value-type="float">
            <text:p>0.9587</text:p>
          </table:table-cell>
          <table:table-cell/>
          <table:table-cell office:value-type="float" office:value="0.873266666666667" calcext:value-type="float">
            <text:p>0.87326666666666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UNT([.O17:.Q17])" office:value-type="float" office:value="2" calcext:value-type="float">
            <text:p>2</text:p>
          </table:table-cell>
          <table:table-cell/>
          <table:table-cell office:value-type="float" office:value="0.9553" calcext:value-type="float">
            <text:p>0.9553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7409" calcext:value-type="float">
            <text:p>0.7409</text:p>
          </table:table-cell>
          <table:table-cell table:formula="of:=AVERAGE([.T17:.V17])" office:value-type="float" office:value="0.873266666666667" calcext:value-type="float">
            <text:p>0.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A18:.F18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12860855230235" calcext:value-type="float">
            <text:p>0.112860855230235</text:p>
          </table:table-cell>
          <table:table-cell office:value-type="float" office:value="0.9656" calcext:value-type="float">
            <text:p>0.9656</text:p>
          </table:table-cell>
          <table:table-cell/>
          <table:table-cell office:value-type="float" office:value="0.7889" calcext:value-type="float">
            <text:p>0.78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COUNT([.O18:.Q18])" office:value-type="float" office:value="1" calcext:value-type="float">
            <text:p>1</text:p>
          </table:table-cell>
          <table:table-cell/>
          <table:table-cell office:value-type="float" office:value="0.7613" calcext:value-type="float">
            <text:p>0.7613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497" calcext:value-type="float">
            <text:p>0.6497</text:p>
          </table:table-cell>
          <table:table-cell table:formula="of:=AVERAGE([.T18:.V18])" office:value-type="float" office:value="0.7889" calcext:value-type="float">
            <text:p>0.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COUNT([.A19:.F19]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225481085423159" calcext:value-type="float">
            <text:p>0.225481085423159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0.868333333333333" calcext:value-type="float">
            <text:p>0.86833333333333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table:formula="of:=COUNT([.O19:.Q19])" office:value-type="float" office:value="1" calcext:value-type="float">
            <text:p>1</text:p>
          </table:table-cell>
          <table:table-cell/>
          <table:table-cell office:value-type="float" office:value="0.8881" calcext:value-type="float">
            <text:p>0.8881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7646" calcext:value-type="float">
            <text:p>0.7646</text:p>
          </table:table-cell>
          <table:table-cell table:formula="of:=AVERAGE([.T19:.V19])" office:value-type="float" office:value="0.868333333333333" calcext:value-type="float">
            <text:p>0.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A20:.F20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0425608022126" calcext:value-type="float">
            <text:p>0.20425608022126</text:p>
          </table:table-cell>
          <table:table-cell office:value-type="float" office:value="0.9397" calcext:value-type="float">
            <text:p>0.9397</text:p>
          </table:table-cell>
          <table:table-cell/>
          <table:table-cell office:value-type="float" office:value="0.905733333333333" calcext:value-type="float">
            <text:p>0.905733333333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UNT([.O20:.Q20])" office:value-type="float" office:value="2" calcext:value-type="float">
            <text:p>2</text:p>
          </table:table-cell>
          <table:table-cell/>
          <table:table-cell office:value-type="float" office:value="0.951" calcext:value-type="float">
            <text:p>0.9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121" calcext:value-type="float">
            <text:p>0.8121</text:p>
          </table:table-cell>
          <table:table-cell table:formula="of:=AVERAGE([.T20:.V20])" office:value-type="float" office:value="0.905733333333333" calcext:value-type="float">
            <text:p>0.9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COUNT([.A21:.F21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105057896730443" calcext:value-type="float">
            <text:p>0.105057896730443</text:p>
          </table:table-cell>
          <table:table-cell office:value-type="float" office:value="0.9687" calcext:value-type="float">
            <text:p>0.9687</text:p>
          </table:table-cell>
          <table:table-cell/>
          <table:table-cell office:value-type="float" office:value="0.947633333333333" calcext:value-type="float">
            <text:p>0.947633333333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UNT([.O21:.Q21])" office:value-type="float" office:value="2" calcext:value-type="float">
            <text:p>2</text:p>
          </table:table-cell>
          <table:table-cell/>
          <table:table-cell office:value-type="float" office:value="0.9638" calcext:value-type="float">
            <text:p>0.9638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286" calcext:value-type="float">
            <text:p>0.9286</text:p>
          </table:table-cell>
          <table:table-cell table:formula="of:=AVERAGE([.T21:.V21])" office:value-type="float" office:value="0.947633333333333" calcext:value-type="float">
            <text:p>0.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A22:.F22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897248591597221" calcext:value-type="float">
            <text:p>0.089724859159722</text:p>
          </table:table-cell>
          <table:table-cell office:value-type="float" office:value="0.9733" calcext:value-type="float">
            <text:p>0.9733</text:p>
          </table:table-cell>
          <table:table-cell/>
          <table:table-cell office:value-type="float" office:value="0.952766666666667" calcext:value-type="float">
            <text:p>0.9527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UNT([.O22:.Q22])" office:value-type="float" office:value="2" calcext:value-type="float">
            <text:p>2</text:p>
          </table:table-cell>
          <table:table-cell/>
          <table:table-cell office:value-type="float" office:value="0.9719" calcext:value-type="float">
            <text:p>0.971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388" calcext:value-type="float">
            <text:p>0.9388</text:p>
          </table:table-cell>
          <table:table-cell table:formula="of:=AVERAGE([.T22:.V22])" office:value-type="float" office:value="0.952766666666667" calcext:value-type="float">
            <text:p>0.953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5"/>
          <table:table-cell table:style-name="Default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6" table:number-rows-spanned="8">
            <text:p>distributed:每个客户端有6个分类，分类之间包含的样本数相同。</text:p>
          </table:table-cell>
          <table:covered-table-cell table:number-columns-repeated="5" table:style-name="Default"/>
          <table:table-cell table:number-columns-repeated="5"/>
          <table:table-cell table:style-name="Default"/>
          <table:table-cell table:number-columns-repeated="2"/>
          <table:table-cell table:style-name="ce5" office:value-type="string" calcext:value-type="string" table:number-columns-spanned="3" table:number-rows-spanned="3">
            <text:p>random方案选择客户端</text:p>
          </table:table-cell>
          <table:covered-table-cell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2"/>
          <table:covered-table-cell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2"/>
          <table:covered-table-cell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7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7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7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7"/>
          <table:table-cell table:style-name="Default" table:number-columns-repeated="4"/>
        </table:table-row>
        <table:table-row table:style-name="ro1">
          <table:covered-table-cell table:number-columns-repeated="6" table:style-name="Default"/>
          <table:table-cell table:number-columns-repeated="5"/>
          <table:table-cell table:style-name="Default"/>
          <table:table-cell table:number-columns-repeated="7"/>
          <table:table-cell table:style-name="Default" table:number-columns-repeated="4"/>
        </table:table-row>
      </table:table>
      <table:table table:name="client包含2class" table:style-name="ta1">
        <table:shapes>
          <draw:frame draw:z-index="0" draw:style-name="gr1" draw:text-style-name="P1" svg:width="25.014cm" svg:height="16.793cm" svg:x="4.519cm" svg:y="1.114cm">
            <draw:object draw:notify-on-update-of-ranges="client包含2class.H3:client包含2class.H22 client包含2class.J2:client包含2class.J2 client包含2class.J3:client包含2class.J22 client包含2class.L2:client包含2class.L2 client包含2class.L3:client包含2class.L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ce10"/>
        <table:table-column table:style-name="co5" table:default-cell-style-name="ce11"/>
        <table:table-column table:style-name="co5" table:number-columns-repeated="3" table:default-cell-style-name="ce10"/>
        <table:table-column table:style-name="co5" table:default-cell-style-name="Default"/>
        <table:table-column table:style-name="co19" table:default-cell-style-name="Default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6" table:default-cell-style-name="Default"/>
        <table:table-column table:style-name="co5" table:number-columns-repeated="3" table:default-cell-style-name="ce2"/>
        <table:table-column table:style-name="co5" table:default-cell-style-name="ce6"/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acc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被选择客户端</text:p>
          </table:table-cell>
          <table:table-cell table:style-name="Default"/>
          <table:table-cell table:style-name="ce2" table:number-columns-repeated="3"/>
          <table:table-cell table:style-name="Default"/>
          <table:table-cell office:value-type="string" calcext:value-type="string">
            <text:p>客户端数量</text:p>
          </table:table-cell>
          <table:table-cell office:value-type="string" calcext:value-type="string">
            <text:p>round</text:p>
          </table:table-cell>
          <table:table-cell table:number-columns-repeated="2" office:value-type="string" calcext:value-type="string">
            <text:p>distributed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random</text:p>
          </table:table-cell>
          <table:table-cell/>
          <table:table-cell office:value-type="string" calcext:value-type="string">
            <text:p>被选客户端</text:p>
          </table:table-cell>
          <table:table-cell table:number-columns-repeated="2"/>
          <table:table-cell office:value-type="string" calcext:value-type="string">
            <text:p>被选客户端数量</text:p>
          </table:table-cell>
          <table:table-cell/>
          <table:table-cell table:style-name="ce5" office:value-type="string" calcext:value-type="string" table:number-columns-spanned="4" table:number-rows-spanned="1">
            <text:p>average acc</text:p>
          </table:table-cell>
          <table:covered-table-cell table:number-columns-repeated="3"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0980650238037" calcext:value-type="float">
            <text:p>10.0980650238037</text:p>
          </table:table-cell>
          <table:table-cell office:value-type="float" office:value="0.1932" calcext:value-type="float">
            <text:p>0.1932</text:p>
          </table:table-cell>
          <table:table-cell/>
          <table:table-cell office:value-type="float" office:value="0.173266666666667" calcext:value-type="float">
            <text:p>0.1732666666666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COUNT([.N3:.P3])" office:value-type="float" office:value="1" calcext:value-type="float">
            <text:p>1</text:p>
          </table:table-cell>
          <table:table-cell/>
          <table:table-cell office:value-type="float" office:value="0.1457" calcext:value-type="float">
            <text:p>0.1457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84" calcext:value-type="float">
            <text:p>0.184</text:p>
          </table:table-cell>
          <table:table-cell table:formula="of:=AVERAGE([.S3:.U3])" office:value-type="float" office:value="0.173266666666667" calcext:value-type="float">
            <text:p>0.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UNT([.A4:.F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.9584213844299" calcext:value-type="float">
            <text:p>12.9584213844299</text:p>
          </table:table-cell>
          <table:table-cell office:value-type="float" office:value="0.2002" calcext:value-type="float">
            <text:p>0.2002</text:p>
          </table:table-cell>
          <table:table-cell/>
          <table:table-cell office:value-type="float" office:value="0.134933333333333" calcext:value-type="float">
            <text:p>0.13493333333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UNT([.N4:.P4])" office:value-type="float" office:value="2" calcext:value-type="float">
            <text:p>2</text:p>
          </table:table-cell>
          <table:table-cell/>
          <table:table-cell office:value-type="float" office:value="0.101" calcext:value-type="float">
            <text:p>0.101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0995" calcext:value-type="float">
            <text:p>0.0995</text:p>
          </table:table-cell>
          <table:table-cell table:formula="of:=AVERAGE([.S4:.U4])" office:value-type="float" office:value="0.134933333333333" calcext:value-type="float">
            <text:p>0.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UNT([.A5:.F5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.3779408447266" calcext:value-type="float">
            <text:p>15.3779408447266</text:p>
          </table:table-cell>
          <table:table-cell office:value-type="float" office:value="0.2086" calcext:value-type="float">
            <text:p>0.2086</text:p>
          </table:table-cell>
          <table:table-cell/>
          <table:table-cell office:value-type="float" office:value="0.102733333333333" calcext:value-type="float">
            <text:p>0.10273333333333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COUNT([.N5:.P5])" office:value-type="float" office:value="1" calcext:value-type="float">
            <text:p>1</text:p>
          </table:table-cell>
          <table:table-cell/>
          <table:table-cell office:value-type="float" office:value="0.1067" calcext:value-type="float">
            <text:p>0.106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05" calcext:value-type="float">
            <text:p>0.1005</text:p>
          </table:table-cell>
          <table:table-cell table:formula="of:=AVERAGE([.S5:.U5])" office:value-type="float" office:value="0.102733333333333" calcext:value-type="float">
            <text:p>0.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.81305140457153" calcext:value-type="float">
            <text:p>9.81305140457153</text:p>
          </table:table-cell>
          <table:table-cell office:value-type="float" office:value="0.2141" calcext:value-type="float">
            <text:p>0.2141</text:p>
          </table:table-cell>
          <table:table-cell/>
          <table:table-cell office:value-type="float" office:value="0.116466666666667" calcext:value-type="float">
            <text:p>0.11646666666666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COUNT([.N6:.P6])" office:value-type="float" office:value="1" calcext:value-type="float">
            <text:p>1</text:p>
          </table:table-cell>
          <table:table-cell/>
          <table:table-cell office:value-type="float" office:value="0.1032" calcext:value-type="float">
            <text:p>0.1032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0973" calcext:value-type="float">
            <text:p>0.0973</text:p>
          </table:table-cell>
          <table:table-cell table:formula="of:=AVERAGE([.S6:.U6])" office:value-type="float" office:value="0.116466666666667" calcext:value-type="float">
            <text:p>0.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0748335517883" calcext:value-type="float">
            <text:p>11.074833551788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146566666666667" calcext:value-type="float">
            <text:p>0.1465666666666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COUNT([.N7:.P7])" office:value-type="float" office:value="1" calcext:value-type="float">
            <text:p>1</text:p>
          </table:table-cell>
          <table:table-cell/>
          <table:table-cell office:value-type="float" office:value="0.1037" calcext:value-type="float">
            <text:p>0.1037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982" calcext:value-type="float">
            <text:p>0.0982</text:p>
          </table:table-cell>
          <table:table-cell table:formula="of:=AVERAGE([.S7:.U7])" office:value-type="float" office:value="0.146566666666667" calcext:value-type="float">
            <text:p>0.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7580738250732" calcext:value-type="float">
            <text:p>10.7580738250732</text:p>
          </table:table-cell>
          <table:table-cell office:value-type="float" office:value="0.2037" calcext:value-type="float">
            <text:p>0.2037</text:p>
          </table:table-cell>
          <table:table-cell/>
          <table:table-cell office:value-type="float" office:value="0.2309" calcext:value-type="float">
            <text:p>0.230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formula="of:=COUNT([.N8:.P8])" office:value-type="float" office:value="1" calcext:value-type="float">
            <text:p>1</text:p>
          </table:table-cell>
          <table:table-cell/>
          <table:table-cell office:value-type="float" office:value="0.2422" calcext:value-type="float">
            <text:p>0.2422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85" calcext:value-type="float">
            <text:p>0.1885</text:p>
          </table:table-cell>
          <table:table-cell table:formula="of:=AVERAGE([.S8:.U8])" office:value-type="float" office:value="0.2309" calcext:value-type="float">
            <text:p>0.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3.4283633636475" calcext:value-type="float">
            <text:p>13.4283633636475</text:p>
          </table:table-cell>
          <table:table-cell office:value-type="float" office:value="0.1922" calcext:value-type="float">
            <text:p>0.1922</text:p>
          </table:table-cell>
          <table:table-cell/>
          <table:table-cell office:value-type="float" office:value="0.230733333333333" calcext:value-type="float">
            <text:p>0.2307333333333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COUNT([.N9:.P9])" office:value-type="float" office:value="1" calcext:value-type="float">
            <text:p>1</text:p>
          </table:table-cell>
          <table:table-cell/>
          <table:table-cell office:value-type="float" office:value="0.2825" calcext:value-type="float">
            <text:p>0.2825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1964" calcext:value-type="float">
            <text:p>0.1964</text:p>
          </table:table-cell>
          <table:table-cell table:formula="of:=AVERAGE([.S9:.U9])" office:value-type="float" office:value="0.230733333333333" calcext:value-type="float">
            <text:p>0.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COUNT([.A10:.F1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.5991138999939" calcext:value-type="float">
            <text:p>13.5991138999939</text:p>
          </table:table-cell>
          <table:table-cell office:value-type="float" office:value="0.2143" calcext:value-type="float">
            <text:p>0.2143</text:p>
          </table:table-cell>
          <table:table-cell/>
          <table:table-cell office:value-type="float" office:value="0.269133333333333" calcext:value-type="float">
            <text:p>0.269133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UNT([.N10:.P10])" office:value-type="float" office:value="2" calcext:value-type="float">
            <text:p>2</text:p>
          </table:table-cell>
          <table:table-cell/>
          <table:table-cell office:value-type="float" office:value="0.2309" calcext:value-type="float">
            <text:p>0.2309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2722" calcext:value-type="float">
            <text:p>0.2722</text:p>
          </table:table-cell>
          <table:table-cell table:formula="of:=AVERAGE([.S10:.U10])" office:value-type="float" office:value="0.269133333333333" calcext:value-type="float">
            <text:p>0.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A11:.F11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2596194122314" calcext:value-type="float">
            <text:p>11.2596194122314</text:p>
          </table:table-cell>
          <table:table-cell office:value-type="float" office:value="0.1865" calcext:value-type="float">
            <text:p>0.1865</text:p>
          </table:table-cell>
          <table:table-cell/>
          <table:table-cell office:value-type="float" office:value="0.1989" calcext:value-type="float">
            <text:p>0.198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COUNT([.N11:.P11])" office:value-type="float" office:value="1" calcext:value-type="float">
            <text:p>1</text:p>
          </table:table-cell>
          <table:table-cell/>
          <table:table-cell office:value-type="float" office:value="0.1344" calcext:value-type="float">
            <text:p>0.1344</text:p>
          </table:table-cell>
          <table:table-cell office:value-type="float" office:value="0.359" calcext:value-type="float">
            <text:p>0.359</text:p>
          </table:table-cell>
          <table:table-cell office:value-type="float" office:value="0.1033" calcext:value-type="float">
            <text:p>0.1033</text:p>
          </table:table-cell>
          <table:table-cell table:formula="of:=AVERAGE([.S11:.U11])" office:value-type="float" office:value="0.1989" calcext:value-type="float">
            <text:p>0.1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UNT([.A12:.F12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5640378494263" calcext:value-type="float">
            <text:p>10.5640378494263</text:p>
          </table:table-cell>
          <table:table-cell office:value-type="float" office:value="0.1948" calcext:value-type="float">
            <text:p>0.1948</text:p>
          </table:table-cell>
          <table:table-cell/>
          <table:table-cell office:value-type="float" office:value="0.238933333333333" calcext:value-type="float">
            <text:p>0.2389333333333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COUNT([.N12:.P12])" office:value-type="float" office:value="1" calcext:value-type="float">
            <text:p>1</text:p>
          </table:table-cell>
          <table:table-cell/>
          <table:table-cell office:value-type="float" office:value="0.1842" calcext:value-type="float">
            <text:p>0.1842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1385" calcext:value-type="float">
            <text:p>0.1385</text:p>
          </table:table-cell>
          <table:table-cell table:formula="of:=AVERAGE([.S12:.U12])" office:value-type="float" office:value="0.238933333333333" calcext:value-type="float">
            <text:p>0.2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1652921524048" calcext:value-type="float">
            <text:p>11.1652921524048</text:p>
          </table:table-cell>
          <table:table-cell office:value-type="float" office:value="0.2144" calcext:value-type="float">
            <text:p>0.2144</text:p>
          </table:table-cell>
          <table:table-cell/>
          <table:table-cell office:value-type="float" office:value="0.260233333333333" calcext:value-type="float">
            <text:p>0.2602333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UNT([.N13:.P13])" office:value-type="float" office:value="2" calcext:value-type="float">
            <text:p>2</text:p>
          </table:table-cell>
          <table:table-cell/>
          <table:table-cell office:value-type="float" office:value="0.2711" calcext:value-type="float">
            <text:p>0.2711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1251" calcext:value-type="float">
            <text:p>0.1251</text:p>
          </table:table-cell>
          <table:table-cell table:formula="of:=AVERAGE([.S13:.U13])" office:value-type="float" office:value="0.260233333333333" calcext:value-type="float">
            <text:p>0.2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UNT([.A14:.F1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8893910461426" calcext:value-type="float">
            <text:p>10.8893910461426</text:p>
          </table:table-cell>
          <table:table-cell office:value-type="float" office:value="0.1979" calcext:value-type="float">
            <text:p>0.1979</text:p>
          </table:table-cell>
          <table:table-cell/>
          <table:table-cell office:value-type="float" office:value="0.200833333333333" calcext:value-type="float">
            <text:p>0.20083333333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UNT([.N14:.P14])" office:value-type="float" office:value="2" calcext:value-type="float">
            <text:p>2</text:p>
          </table:table-cell>
          <table:table-cell/>
          <table:table-cell office:value-type="float" office:value="0.2573" calcext:value-type="float">
            <text:p>0.257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2127" calcext:value-type="float">
            <text:p>0.2127</text:p>
          </table:table-cell>
          <table:table-cell table:formula="of:=AVERAGE([.S14:.U14])" office:value-type="float" office:value="0.200833333333333" calcext:value-type="float">
            <text:p>0.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7764382225037" calcext:value-type="float">
            <text:p>12.7764382225037</text:p>
          </table:table-cell>
          <table:table-cell office:value-type="float" office:value="0.2114" calcext:value-type="float">
            <text:p>0.2114</text:p>
          </table:table-cell>
          <table:table-cell/>
          <table:table-cell office:value-type="float" office:value="0.264666666666667" calcext:value-type="float">
            <text:p>0.264666666666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UNT([.N15:.P15])" office:value-type="float" office:value="2" calcext:value-type="float">
            <text:p>2</text:p>
          </table:table-cell>
          <table:table-cell/>
          <table:table-cell office:value-type="float" office:value="0.2303" calcext:value-type="float">
            <text:p>0.2303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1723" calcext:value-type="float">
            <text:p>0.1723</text:p>
          </table:table-cell>
          <table:table-cell table:formula="of:=AVERAGE([.S15:.U15])" office:value-type="float" office:value="0.264666666666667" calcext:value-type="float">
            <text:p>0.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.46414452590942" calcext:value-type="float">
            <text:p>9.46414452590942</text:p>
          </table:table-cell>
          <table:table-cell office:value-type="float" office:value="0.2159" calcext:value-type="float">
            <text:p>0.2159</text:p>
          </table:table-cell>
          <table:table-cell/>
          <table:table-cell office:value-type="float" office:value="0.238333333333333" calcext:value-type="float">
            <text:p>0.23833333333333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COUNT([.N16:.P16])" office:value-type="float" office:value="1" calcext:value-type="float">
            <text:p>1</text:p>
          </table:table-cell>
          <table:table-cell/>
          <table:table-cell office:value-type="float" office:value="0.1999" calcext:value-type="float">
            <text:p>0.1999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27" calcext:value-type="float">
            <text:p>0.227</text:p>
          </table:table-cell>
          <table:table-cell table:formula="of:=AVERAGE([.S16:.U16])" office:value-type="float" office:value="0.238333333333333" calcext:value-type="float">
            <text:p>0.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.96442906723022" calcext:value-type="float">
            <text:p>9.96442906723022</text:p>
          </table:table-cell>
          <table:table-cell office:value-type="float" office:value="0.2305" calcext:value-type="float">
            <text:p>0.2305</text:p>
          </table:table-cell>
          <table:table-cell/>
          <table:table-cell office:value-type="float" office:value="0.3141" calcext:value-type="float">
            <text:p>0.314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formula="of:=COUNT([.N17:.P17])" office:value-type="float" office:value="1" calcext:value-type="float">
            <text:p>1</text:p>
          </table:table-cell>
          <table:table-cell/>
          <table:table-cell office:value-type="float" office:value="0.1991" calcext:value-type="float">
            <text:p>0.1991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617" calcext:value-type="float">
            <text:p>0.3617</text:p>
          </table:table-cell>
          <table:table-cell table:formula="of:=AVERAGE([.S17:.U17])" office:value-type="float" office:value="0.3141" calcext:value-type="float">
            <text:p>0.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A18:.F18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.06125762138367" calcext:value-type="float">
            <text:p>8.06125762138367</text:p>
          </table:table-cell>
          <table:table-cell office:value-type="float" office:value="0.2331" calcext:value-type="float">
            <text:p>0.2331</text:p>
          </table:table-cell>
          <table:table-cell/>
          <table:table-cell office:value-type="float" office:value="0.316533333333333" calcext:value-type="float">
            <text:p>0.3165333333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UNT([.N18:.P18])" office:value-type="float" office:value="2" calcext:value-type="float">
            <text:p>2</text:p>
          </table:table-cell>
          <table:table-cell/>
          <table:table-cell office:value-type="float" office:value="0.3465" calcext:value-type="float">
            <text:p>0.3465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2086" calcext:value-type="float">
            <text:p>0.2086</text:p>
          </table:table-cell>
          <table:table-cell table:formula="of:=AVERAGE([.S18:.U18])" office:value-type="float" office:value="0.316533333333333" calcext:value-type="float">
            <text:p>0.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COUNT([.A19:.F19]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.52933183364868" calcext:value-type="float">
            <text:p>8.52933183364868</text:p>
          </table:table-cell>
          <table:table-cell office:value-type="float" office:value="0.2039" calcext:value-type="float">
            <text:p>0.2039</text:p>
          </table:table-cell>
          <table:table-cell/>
          <table:table-cell office:value-type="float" office:value="0.303433333333333" calcext:value-type="float">
            <text:p>0.3034333333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UNT([.N19:.P19])" office:value-type="float" office:value="2" calcext:value-type="float">
            <text:p>2</text:p>
          </table:table-cell>
          <table:table-cell/>
          <table:table-cell office:value-type="float" office:value="0.3803" calcext:value-type="float">
            <text:p>0.3803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1991" calcext:value-type="float">
            <text:p>0.1991</text:p>
          </table:table-cell>
          <table:table-cell table:formula="of:=AVERAGE([.S19:.U19])" office:value-type="float" office:value="0.303433333333333" calcext:value-type="float">
            <text:p>0.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A20:.F20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66810131988525" calcext:value-type="float">
            <text:p>4.66810131988525</text:p>
          </table:table-cell>
          <table:table-cell office:value-type="float" office:value="0.2745" calcext:value-type="float">
            <text:p>0.2745</text:p>
          </table:table-cell>
          <table:table-cell/>
          <table:table-cell office:value-type="float" office:value="0.361033333333333" calcext:value-type="float">
            <text:p>0.3610333333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N20:.P20])" office:value-type="float" office:value="2" calcext:value-type="float">
            <text:p>2</text:p>
          </table:table-cell>
          <table:table-cell/>
          <table:table-cell office:value-type="float" office:value="0.3163" calcext:value-type="float">
            <text:p>0.3163</text:p>
          </table:table-cell>
          <table:table-cell office:value-type="float" office:value="0.37" calcext:value-type="float">
            <text:p>0.37</text:p>
          </table:table-cell>
          <table:table-cell office:value-type="float" office:value="0.3968" calcext:value-type="float">
            <text:p>0.3968</text:p>
          </table:table-cell>
          <table:table-cell table:formula="of:=AVERAGE([.S20:.U20])" office:value-type="float" office:value="0.361033333333333" calcext:value-type="float">
            <text:p>0.3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COUNT([.A21:.F21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.86846497879028" calcext:value-type="float">
            <text:p>9.86846497879028</text:p>
          </table:table-cell>
          <table:table-cell office:value-type="float" office:value="0.1939" calcext:value-type="float">
            <text:p>0.1939</text:p>
          </table:table-cell>
          <table:table-cell/>
          <table:table-cell office:value-type="float" office:value="0.2523" calcext:value-type="float">
            <text:p>0.25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COUNT([.N21:.P21])" office:value-type="float" office:value="1" calcext:value-type="float">
            <text:p>1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1925" calcext:value-type="float">
            <text:p>0.1925</text:p>
          </table:table-cell>
          <table:table-cell table:formula="of:=AVERAGE([.S21:.U21])" office:value-type="float" office:value="0.2523" calcext:value-type="float">
            <text:p>0.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.9674775749207" calcext:value-type="float">
            <text:p>13.9674775749207</text:p>
          </table:table-cell>
          <table:table-cell office:value-type="float" office:value="0.1994" calcext:value-type="float">
            <text:p>0.1994</text:p>
          </table:table-cell>
          <table:table-cell/>
          <table:table-cell office:value-type="float" office:value="0.418366666666667" calcext:value-type="float">
            <text:p>0.4183666666666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N22:.P22])" office:value-type="float" office:value="2" calcext:value-type="float">
            <text:p>2</text:p>
          </table:table-cell>
          <table:table-cell/>
          <table:table-cell office:value-type="float" office:value="0.3053" calcext:value-type="float">
            <text:p>0.3053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963" calcext:value-type="float">
            <text:p>0.4963</text:p>
          </table:table-cell>
          <table:table-cell table:formula="of:=AVERAGE([.S22:.U22])" office:value-type="float" office:value="0.418366666666667" calcext:value-type="float">
            <text:p>0.418</text:p>
          </table:table-cell>
        </table:table-row>
      </table:table>
      <table:table table:name="集中式与分布式" table:style-name="ta1">
        <table:shapes>
          <draw:frame draw:z-index="0" draw:style-name="gr1" draw:text-style-name="P1" svg:width="19.108cm" svg:height="11.918cm" svg:x="9.965cm" svg:y="5.588cm">
            <draw:object draw:notify-on-update-of-ranges="集中式与分布式.L2:集中式与分布式.L2 集中式与分布式.L3:集中式与分布式.L22 集中式与分布式.N2:集中式与分布式.N2 集中式与分布式.N3:集中式与分布式.N22 集中式与分布式.P2:集中式与分布式.P2 集中式与分布式.P3:集中式与分布式.P22 集中式与分布式.R2:集中式与分布式.R2 集中式与分布式.R3:集中式与分布式.R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7.723cm" svg:height="12.21cm" svg:x="31cm" svg:y="1.492cm">
            <draw:object draw:notify-on-update-of-ranges="集中式与分布式.L2:集中式与分布式.L2 集中式与分布式.L3:集中式与分布式.L22 集中式与分布式.N2:集中式与分布式.N2 集中式与分布式.N3:集中式与分布式.N22 集中式与分布式.P2:集中式与分布式.P2 集中式与分布式.P3:集中式与分布式.P22 集中式与分布式.R2:集中式与分布式.R2 集中式与分布式.R3:集中式与分布式.R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column table:style-name="co21" table:number-columns-repeated="2" table:default-cell-style-name="ce10"/>
        <table:table-column table:style-name="co21" table:default-cell-style-name="ce11"/>
        <table:table-column table:style-name="co21" table:number-columns-repeated="3" table:default-cell-style-name="ce10"/>
        <table:table-column table:style-name="co2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24" table:default-cell-style-name="Default"/>
        <table:table-column table:style-name="co24" table:default-cell-style-name="ce2"/>
        <table:table-column table:style-name="co5" table:number-columns-repeated="2" table:default-cell-style-name="ce2"/>
        <table:table-column table:style-name="co5" table:default-cell-style-name="ce6"/>
        <table:table-column table:style-name="co5" table:default-cell-style-name="ce14"/>
        <table:table-column table:style-name="co25" table:number-columns-repeated="5" table:default-cell-style-name="Default"/>
        <table:table-row table:style-name="ro1">
          <table:table-cell/>
          <table:table-cell table:style-name="Default"/>
          <table:table-cell table:style-name="ce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round</text:p>
          </table:table-cell>
          <table:table-cell table:style-name="ce5" office:value-type="string" calcext:value-type="string" table:number-columns-spanned="5" table:number-rows-spanned="1">
            <text:p>distributed被选客户端</text:p>
          </table:table-cell>
          <table:covered-table-cell table:style-name="ce2"/>
          <table:covered-table-cell table:number-columns-repeated="3" table:style-name="Default"/>
          <table:table-cell table:style-name="Default"/>
          <table:table-cell table:style-name="ce12" office:value-type="string" calcext:value-type="string">
            <text:p>被选客户端数量</text:p>
          </table:table-cell>
          <table:table-cell/>
          <table:table-cell office:value-type="string" calcext:value-type="string">
            <text:p>round</text:p>
          </table:table-cell>
          <table:table-cell table:style-name="Default" office:value-type="string" calcext:value-type="string">
            <text:p>distrbuted</text:p>
          </table:table-cell>
          <table:table-cell office:value-type="string" calcext:value-type="string">
            <text:p>Distributed-uniform</text:p>
          </table:table-cell>
          <table:table-cell table:number-columns-repeated="2" office:value-type="string" calcext:value-type="string">
            <text:p>Centralized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Centralized-random</text:p>
          </table:table-cell>
          <table:table-cell table:number-columns-repeated="2" office:value-type="string" calcext:value-type="string">
            <text:p>Distributed-worst</text:p>
          </table:table-cell>
          <table:table-cell table:style-name="ce5" office:value-type="string" calcext:value-type="string" table:number-columns-spanned="3" table:number-rows-spanned="1">
            <text:p>average random</text:p>
          </table:table-cell>
          <table:covered-table-cell table:number-columns-repeated="2" table:style-name="Default"/>
          <table:table-cell table:style-name="Default" table:number-columns-repeated="2"/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UNT([.B3:.G3]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2623246765137" calcext:value-type="float">
            <text:p>2.4262</text:p>
          </table:table-cell>
          <table:table-cell office:value-type="float" office:value="0.5526" calcext:value-type="float">
            <text:p>0.5526</text:p>
          </table:table-cell>
          <table:table-cell office:value-type="float" office:value="1.92033764748573" calcext:value-type="float">
            <text:p>1.92033764748573</text:p>
          </table:table-cell>
          <table:table-cell office:value-type="float" office:value="0.6053" calcext:value-type="float">
            <text:p>0.6053</text:p>
          </table:table-cell>
          <table:table-cell/>
          <table:table-cell office:value-type="float" office:value="0.690133333333333" calcext:value-type="float">
            <text:p>0.690133333333333</text:p>
          </table:table-cell>
          <table:table-cell office:value-type="float" office:value="2.19779603123665" calcext:value-type="float">
            <text:p>2.19779603123665</text:p>
          </table:table-cell>
          <table:table-cell office:value-type="float" office:value="0.528" calcext:value-type="float">
            <text:p>0.528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6513" calcext:value-type="float">
            <text:p>0.6513</text:p>
          </table:table-cell>
          <table:table-cell table:formula="of:=AVERAGE([.S3:.U3])" office:value-type="float" office:value="0.690133333333333" calcext:value-type="float">
            <text:p>0.69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UNT([.B4:.G4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324669968486" calcext:value-type="float">
            <text:p>2.2532</text:p>
          </table:table-cell>
          <table:table-cell office:value-type="float" office:value="0.6708" calcext:value-type="float">
            <text:p>0.6708</text:p>
          </table:table-cell>
          <table:table-cell office:value-type="float" office:value="1.75628755184561" calcext:value-type="float">
            <text:p>1.75628755184561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.7878" calcext:value-type="float">
            <text:p>0.7878</text:p>
          </table:table-cell>
          <table:table-cell office:value-type="float" office:value="2.04742259922028" calcext:value-type="float">
            <text:p>2.04742259922028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6773" calcext:value-type="float">
            <text:p>0.6773</text:p>
          </table:table-cell>
          <table:table-cell table:formula="of:=AVERAGE([.S4:.U4])" office:value-type="float" office:value="0.7878" calcext:value-type="float">
            <text:p>0.7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UNT([.B5:.G5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1889641491738" calcext:value-type="float">
            <text:p>1.4189</text:p>
          </table:table-cell>
          <table:table-cell office:value-type="float" office:value="0.8786" calcext:value-type="float">
            <text:p>0.8786</text:p>
          </table:table-cell>
          <table:table-cell office:value-type="float" office:value="1.66466223084354" calcext:value-type="float">
            <text:p>1.66466223084354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0.822833333333333" calcext:value-type="float">
            <text:p>0.822833333333333</text:p>
          </table:table-cell>
          <table:table-cell office:value-type="float" office:value="1.02201903146431" calcext:value-type="float">
            <text:p>1.02201903146431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966" calcext:value-type="float">
            <text:p>0.96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85" calcext:value-type="float">
            <text:p>0.7585</text:p>
          </table:table-cell>
          <table:table-cell table:formula="of:=AVERAGE([.S5:.U5])" office:value-type="float" office:value="0.822833333333333" calcext:value-type="float">
            <text:p>0.8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([.B6:.G6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0691965043846" calcext:value-type="float">
            <text:p>0.2069</text:p>
          </table:table-cell>
          <table:table-cell office:value-type="float" office:value="0.947" calcext:value-type="float">
            <text:p>0.947</text:p>
          </table:table-cell>
          <table:table-cell office:value-type="float" office:value="0.203021187509525" calcext:value-type="float">
            <text:p>0.203021187509525</text:p>
          </table:table-cell>
          <table:table-cell office:value-type="float" office:value="0.9556" calcext:value-type="float">
            <text:p>0.9556</text:p>
          </table:table-cell>
          <table:table-cell/>
          <table:table-cell office:value-type="float" office:value="0.873933333333333" calcext:value-type="float">
            <text:p>0.873933333333333</text:p>
          </table:table-cell>
          <table:table-cell office:value-type="float" office:value="0.905628881240636" calcext:value-type="float">
            <text:p>0.905628881240636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81" calcext:value-type="float">
            <text:p>0.7981</text:p>
          </table:table-cell>
          <table:table-cell table:formula="of:=AVERAGE([.S6:.U6])" office:value-type="float" office:value="0.873933333333333" calcext:value-type="float">
            <text:p>0.87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UNT([.B7:.G7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10466409076949" calcext:value-type="float">
            <text:p>0.5105</text:p>
          </table:table-cell>
          <table:table-cell office:value-type="float" office:value="0.901" calcext:value-type="float">
            <text:p>0.901</text:p>
          </table:table-cell>
          <table:table-cell office:value-type="float" office:value="0.0874826345057708" calcext:value-type="float">
            <text:p>0.087482634505771</text:p>
          </table:table-cell>
          <table:table-cell office:value-type="float" office:value="0.9754" calcext:value-type="float">
            <text:p>0.9754</text:p>
          </table:table-cell>
          <table:table-cell/>
          <table:table-cell office:value-type="float" office:value="0.875666666666667" calcext:value-type="float">
            <text:p>0.875666666666667</text:p>
          </table:table-cell>
          <table:table-cell office:value-type="float" office:value="0.702663302718848" calcext:value-type="float">
            <text:p>0.702663302718848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637" calcext:value-type="float">
            <text:p>0.7637</text:p>
          </table:table-cell>
          <table:table-cell table:formula="of:=AVERAGE([.S7:.U7])" office:value-type="float" office:value="0.875666666666667" calcext:value-type="float">
            <text:p>0.87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([.B8:.G8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80429780053014" calcext:value-type="float">
            <text:p>0.280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293477747488717" calcext:value-type="float">
            <text:p>0.293477747488717</text:p>
          </table:table-cell>
          <table:table-cell office:value-type="float" office:value="0.9354" calcext:value-type="float">
            <text:p>0.9354</text:p>
          </table:table-cell>
          <table:table-cell/>
          <table:table-cell office:value-type="float" office:value="0.921166666666667" calcext:value-type="float">
            <text:p>0.921166666666667</text:p>
          </table:table-cell>
          <table:table-cell office:value-type="float" office:value="0.789133320042491" calcext:value-type="float">
            <text:p>0.789133320042491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837" calcext:value-type="float">
            <text:p>0.837</text:p>
          </table:table-cell>
          <table:table-cell office:value-type="float" office:value="0.9471" calcext:value-type="float">
            <text:p>0.9471</text:p>
          </table:table-cell>
          <table:table-cell table:formula="of:=AVERAGE([.S8:.U8])" office:value-type="float" office:value="0.921166666666667" calcext:value-type="float">
            <text:p>0.92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B9:.G9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9340285139566" calcext:value-type="float">
            <text:p>0.1493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165743058378871" calcext:value-type="float">
            <text:p>0.165743058378871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31033333333333" calcext:value-type="float">
            <text:p>0.931033333333333</text:p>
          </table:table-cell>
          <table:table-cell office:value-type="float" office:value="1.1665342368342" calcext:value-type="float">
            <text:p>1.1665342368342</text:p>
          </table:table-cell>
          <table:table-cell office:value-type="float" office:value="0.779" calcext:value-type="float">
            <text:p>0.779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9521" calcext:value-type="float">
            <text:p>0.9521</text:p>
          </table:table-cell>
          <table:table-cell table:formula="of:=AVERAGE([.S9:.U9])" office:value-type="float" office:value="0.931033333333333" calcext:value-type="float">
            <text:p>0.93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([.B10:.G10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679585653090213" calcext:value-type="float">
            <text:p>0.0680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0698459293267349" calcext:value-type="float">
            <text:p>0.069845929326735</text:p>
          </table:table-cell>
          <table:table-cell office:value-type="float" office:value="0.9808" calcext:value-type="float">
            <text:p>0.9808</text:p>
          </table:table-cell>
          <table:table-cell/>
          <table:table-cell office:value-type="float" office:value="0.927166666666667" calcext:value-type="float">
            <text:p>0.927166666666667</text:p>
          </table:table-cell>
          <table:table-cell office:value-type="float" office:value="1.41371255999804" calcext:value-type="float">
            <text:p>1.41371255999804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981" calcext:value-type="float">
            <text:p>0.981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961" calcext:value-type="float">
            <text:p>0.961</text:p>
          </table:table-cell>
          <table:table-cell table:formula="of:=AVERAGE([.S10:.U10])" office:value-type="float" office:value="0.927166666666667" calcext:value-type="float">
            <text:p>0.9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B11:.G11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74457185046241" calcext:value-type="float">
            <text:p>0.057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0751930539926975" calcext:value-type="float">
            <text:p>0.075193053992698</text:p>
          </table:table-cell>
          <table:table-cell office:value-type="float" office:value="0.9815" calcext:value-type="float">
            <text:p>0.9815</text:p>
          </table:table-cell>
          <table:table-cell/>
          <table:table-cell office:value-type="float" office:value="0.9484" calcext:value-type="float">
            <text:p>0.9484</text:p>
          </table:table-cell>
          <table:table-cell office:value-type="float" office:value="0.475226470977627" calcext:value-type="float">
            <text:p>0.47522647097762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594" calcext:value-type="float">
            <text:p>0.9594</text:p>
          </table:table-cell>
          <table:table-cell table:formula="of:=AVERAGE([.S11:.U11])" office:value-type="float" office:value="0.9484" calcext:value-type="float">
            <text:p>0.9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UNT([.B12:.G12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300002986193" calcext:value-type="float">
            <text:p>0.1330</text:p>
          </table:table-cell>
          <table:table-cell office:value-type="float" office:value="0.967" calcext:value-type="float">
            <text:p>0.967</text:p>
          </table:table-cell>
          <table:table-cell office:value-type="float" office:value="0.0948458626191415" calcext:value-type="float">
            <text:p>0.094845862619142</text:p>
          </table:table-cell>
          <table:table-cell office:value-type="float" office:value="0.9762" calcext:value-type="float">
            <text:p>0.9762</text:p>
          </table:table-cell>
          <table:table-cell/>
          <table:table-cell office:value-type="float" office:value="0.9424" calcext:value-type="float">
            <text:p>0.9424</text:p>
          </table:table-cell>
          <table:table-cell office:value-type="float" office:value="1.18903935578598" calcext:value-type="float">
            <text:p>1.1890393557859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574" calcext:value-type="float">
            <text:p>0.9574</text:p>
          </table:table-cell>
          <table:table-cell table:formula="of:=AVERAGE([.S12:.U12])" office:value-type="float" office:value="0.9424" calcext:value-type="float">
            <text:p>0.94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COUNT([.B13:.G13])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5157329430813" calcext:value-type="float">
            <text:p>0.1852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0793670806741476" calcext:value-type="float">
            <text:p>0.079367080674148</text:p>
          </table:table-cell>
          <table:table-cell office:value-type="float" office:value="0.9794" calcext:value-type="float">
            <text:p>0.9794</text:p>
          </table:table-cell>
          <table:table-cell/>
          <table:table-cell office:value-type="float" office:value="0.948266666666667" calcext:value-type="float">
            <text:p>0.948266666666667</text:p>
          </table:table-cell>
          <table:table-cell office:value-type="float" office:value="0.240643123778555" calcext:value-type="float">
            <text:p>0.240643123778555</text:p>
          </table:table-cell>
          <table:table-cell office:value-type="float" office:value="0.937" calcext:value-type="float">
            <text:p>0.937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63" calcext:value-type="float">
            <text:p>0.963</text:p>
          </table:table-cell>
          <table:table-cell table:formula="of:=AVERAGE([.S13:.U13])" office:value-type="float" office:value="0.948266666666667" calcext:value-type="float">
            <text:p>0.94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UNT([.B14:.G14])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89928546682081" calcext:value-type="float">
            <text:p>0.0690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0846630712242986" calcext:value-type="float">
            <text:p>0.084663071224299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float" office:value="0.955333333333333" calcext:value-type="float">
            <text:p>0.955333333333333</text:p>
          </table:table-cell>
          <table:table-cell office:value-type="float" office:value="0.162565660760057" calcext:value-type="float">
            <text:p>0.162565660760057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618" calcext:value-type="float">
            <text:p>0.9618</text:p>
          </table:table-cell>
          <table:table-cell table:formula="of:=AVERAGE([.S14:.U14])" office:value-type="float" office:value="0.955333333333333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B15:.G15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89212005057174" calcext:value-type="float">
            <text:p>0.058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0495822944834332" calcext:value-type="float">
            <text:p>0.049582294483433</text:p>
          </table:table-cell>
          <table:table-cell office:value-type="float" office:value="0.9869" calcext:value-type="float">
            <text:p>0.9869</text:p>
          </table:table-cell>
          <table:table-cell/>
          <table:table-cell office:value-type="float" office:value="0.967333333333333" calcext:value-type="float">
            <text:p>0.967333333333333</text:p>
          </table:table-cell>
          <table:table-cell office:value-type="float" office:value="0.157546534836941" calcext:value-type="float">
            <text:p>0.157546534836941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9633" calcext:value-type="float">
            <text:p>0.9633</text:p>
          </table:table-cell>
          <table:table-cell table:formula="of:=AVERAGE([.S15:.U15])" office:value-type="float" office:value="0.967333333333333" calcext:value-type="float">
            <text:p>0.96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UNT([.B16:.G16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64806819144455" calcext:value-type="float">
            <text:p>0.0465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0314195349373116" calcext:value-type="float">
            <text:p>0.031419534937312</text:p>
          </table:table-cell>
          <table:table-cell office:value-type="float" office:value="0.9907" calcext:value-type="float">
            <text:p>0.9907</text:p>
          </table:table-cell>
          <table:table-cell/>
          <table:table-cell office:value-type="float" office:value="0.962133333333333" calcext:value-type="float">
            <text:p>0.962133333333333</text:p>
          </table:table-cell>
          <table:table-cell office:value-type="float" office:value="0.130810047231961" calcext:value-type="float">
            <text:p>0.130810047231961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34" calcext:value-type="float">
            <text:p>0.9534</text:p>
          </table:table-cell>
          <table:table-cell table:formula="of:=AVERAGE([.S16:.U16])" office:value-type="float" office:value="0.962133333333333" calcext:value-type="float">
            <text:p>0.96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UNT([.B17:.G17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64353339955322" calcext:value-type="float">
            <text:p>0.0464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0322387588053105" calcext:value-type="float">
            <text:p>0.032238758805311</text:p>
          </table:table-cell>
          <table:table-cell office:value-type="float" office:value="0.9899" calcext:value-type="float">
            <text:p>0.9899</text:p>
          </table:table-cell>
          <table:table-cell/>
          <table:table-cell office:value-type="float" office:value="0.965733333333333" calcext:value-type="float">
            <text:p>0.965733333333333</text:p>
          </table:table-cell>
          <table:table-cell office:value-type="float" office:value="0.155682808405563" calcext:value-type="float">
            <text:p>0.155682808405563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9483" calcext:value-type="float">
            <text:p>0.9483</text:p>
          </table:table-cell>
          <table:table-cell table:formula="of:=AVERAGE([.S17:.U17])" office:value-type="float" office:value="0.965733333333333" calcext:value-type="float">
            <text:p>0.96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B18:.G18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68516618208832" calcext:value-type="float">
            <text:p>0.046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0462282800461253" calcext:value-type="float">
            <text:p>0.046228280046125</text:p>
          </table:table-cell>
          <table:table-cell office:value-type="float" office:value="0.9866" calcext:value-type="float">
            <text:p>0.9866</text:p>
          </table:table-cell>
          <table:table-cell/>
          <table:table-cell office:value-type="float" office:value="0.970466666666667" calcext:value-type="float">
            <text:p>0.970466666666667</text:p>
          </table:table-cell>
          <table:table-cell office:value-type="float" office:value="0.144596377077994" calcext:value-type="float">
            <text:p>0.144596377077994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587" calcext:value-type="float">
            <text:p>0.9587</text:p>
          </table:table-cell>
          <table:table-cell table:formula="of:=AVERAGE([.S18:.U18])" office:value-type="float" office:value="0.970466666666667" calcext:value-type="float">
            <text:p>0.97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COUNT([.B19:.G19])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73312360382244" calcext:value-type="float">
            <text:p>0.047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0341717401582662" calcext:value-type="float">
            <text:p>0.034171740158266</text:p>
          </table:table-cell>
          <table:table-cell office:value-type="float" office:value="0.9907" calcext:value-type="float">
            <text:p>0.9907</text:p>
          </table:table-cell>
          <table:table-cell/>
          <table:table-cell office:value-type="float" office:value="0.973933333333333" calcext:value-type="float">
            <text:p>0.973933333333333</text:p>
          </table:table-cell>
          <table:table-cell office:value-type="float" office:value="0.158709726323093" calcext:value-type="float">
            <text:p>0.15870972632309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651" calcext:value-type="float">
            <text:p>0.9651</text:p>
          </table:table-cell>
          <table:table-cell table:formula="of:=AVERAGE([.S19:.U19])" office:value-type="float" office:value="0.973933333333333" calcext:value-type="float">
            <text:p>0.97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UNT([.B20:.G20])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448965190217939" calcext:value-type="float">
            <text:p>0.044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0587331892751174" calcext:value-type="float">
            <text:p>0.058733189275117</text:p>
          </table:table-cell>
          <table:table-cell office:value-type="float" office:value="0.983" calcext:value-type="float">
            <text:p>0.983</text:p>
          </table:table-cell>
          <table:table-cell/>
          <table:table-cell office:value-type="float" office:value="0.969733333333333" calcext:value-type="float">
            <text:p>0.969733333333333</text:p>
          </table:table-cell>
          <table:table-cell office:value-type="float" office:value="0.134284021141485" calcext:value-type="float">
            <text:p>0.134284021141485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549" calcext:value-type="float">
            <text:p>0.9549</text:p>
          </table:table-cell>
          <table:table-cell table:formula="of:=AVERAGE([.S20:.U20])" office:value-type="float" office:value="0.969733333333334" calcext:value-type="float">
            <text:p>0.97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COUNT([.B21:.G21])"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79551438494209" calcext:value-type="float">
            <text:p>0.038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0393965470195785" calcext:value-type="float">
            <text:p>0.039396547019579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9676" calcext:value-type="float">
            <text:p>0.9676</text:p>
          </table:table-cell>
          <table:table-cell office:value-type="float" office:value="0.154734217812121" calcext:value-type="float">
            <text:p>0.154734217812121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453" calcext:value-type="float">
            <text:p>0.9453</text:p>
          </table:table-cell>
          <table:table-cell table:formula="of:=AVERAGE([.S21:.U21])" office:value-type="float" office:value="0.9676" calcext:value-type="float">
            <text:p>0.96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UNT([.B22:.G22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73967454664263" calcext:value-type="float">
            <text:p>0.037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0384614793326672" calcext:value-type="float">
            <text:p>0.038461479332667</text:p>
          </table:table-cell>
          <table:table-cell office:value-type="float" office:value="0.9902" calcext:value-type="float">
            <text:p>0.9902</text:p>
          </table:table-cell>
          <table:table-cell/>
          <table:table-cell office:value-type="float" office:value="0.9733" calcext:value-type="float">
            <text:p>0.9733</text:p>
          </table:table-cell>
          <table:table-cell office:value-type="float" office:value="0.201484800052382" calcext:value-type="float">
            <text:p>0.20148480005238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9647" calcext:value-type="float">
            <text:p>0.9647</text:p>
          </table:table-cell>
          <table:table-cell table:formula="of:=AVERAGE([.S22:.U22])" office:value-type="float" office:value="0.9733" calcext:value-type="float">
            <text:p>0.97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7" table:number-rows-spanned="9">
            <text:p>distributed:每个client拥有9个class。</text:p>
            <text:p>client收集200m范围内的节点信息，并选取2个客户端。</text:p>
            <text:p/>
          </table:table-cell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covered-table-cell/>
          <table:covered-table-cell table:number-columns-repeated="6"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 number:title="自定义的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00/00/00</text:date>, <text:time style:data-style-name="N2" text:time-value="16:24:01.71033776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20:08:31.300832196</meta:creation-date>
    <meta:generator>LibreOffice/6.4.7.2$Linux_X86_64 LibreOffice_project/40$Build-2</meta:generator>
    <dc:date>2022-11-25T18:16:28.078542906</dc:date>
    <meta:editing-duration>P5DT2H10M24S</meta:editing-duration>
    <meta:editing-cycles>60</meta:editing-cycles>
    <meta:document-statistic meta:table-count="4" meta:cell-count="142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64cm" svg:height="11.316cm" xlink:href=".." xlink:type="simple" chart:class="chart:line" chart:style-name="ch1">
        <chart:legend chart:legend-position="end" svg:x="10.426cm" svg:y="3.944cm" style:legend-expansion="custom" chartooo:width="2.863cm" chartooo:height="1.377cm" style:legend-expansion-aspect-ratio="2.07915758896151" chart:style-name="ch2"/>
        <chart:plot-area chart:style-name="ch3" table:cell-range-address="client包含9class.K3:client包含9class.K22 client包含9class.M2:client包含9class.M22 client包含9class.O2:client包含9class.O22" chart:data-source-has-labels="both" svg:x="1.696cm" svg:y="0.276cm" svg:width="16.534cm" svg:height="9.952cm">
          <chartooo:coordinate-region svg:x="2.423cm" svg:y="0.475cm" svg:width="15.621cm" svg:height="9.106cm"/>
          <chart:axis chart:dimension="x" chart:name="primary-x" chart:style-name="ch4" chartooo:axis-type="auto">
            <chartooo:date-scale/>
            <chart:title svg:x="9.416cm" svg:y="10.454cm" chart:style-name="ch5">
              <text:p>Round</text:p>
            </chart:title>
            <chart:categories table:cell-range-address="client包含9class.K3:client包含9class.K22"/>
          </chart:axis>
          <chart:axis chart:dimension="y" chart:name="primary-y" chart:style-name="ch6">
            <chart:title svg:x="0.759cm" svg:y="5.971cm" chart:style-name="ch7">
              <text:p>Accuracy</text:p>
            </chart:title>
            <chart:grid chart:style-name="ch8" chart:class="major"/>
          </chart:axis>
          <chart:series chart:style-name="ch9" chart:values-cell-range-address="client包含9class.M3:client包含9class.M22" chart:label-cell-address="client包含9class.M2:client包含9class.M2" chart:class="chart:line">
            <chart:data-point chart:repeated="20"/>
          </chart:series>
          <chart:series chart:style-name="ch10" chart:values-cell-range-address="client包含9class.O3:client包含9class.O22" chart:label-cell-address="client包含9class.O2:client包含9class.O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client包含9class.M2:client包含9class.M2</svg:desc>
                </draw:g>
              </table:table-cell>
              <table:table-cell office:value-type="string">
                <text:p>random</text:p>
                <draw:g>
                  <svg:desc>client包含9class.O2:client包含9class.O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lient包含9class.K3:client包含9class.K22</svg:desc>
                </draw:g>
              </table:table-cell>
              <table:table-cell office:value-type="float" office:value="0.8396">
                <text:p>0.8396</text:p>
                <draw:g>
                  <svg:desc>client包含9class.M3:client包含9class.M22</svg:desc>
                </draw:g>
              </table:table-cell>
              <table:table-cell office:value-type="float" office:value="0.2704">
                <text:p>0.2704</text:p>
                <draw:g>
                  <svg:desc>client包含9class.O3:client包含9class.O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675">
                <text:p>0.8675</text:p>
              </table:table-cell>
              <table:table-cell office:value-type="float" office:value="0.2733">
                <text:p>0.27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782">
                <text:p>0.8782</text:p>
              </table:table-cell>
              <table:table-cell office:value-type="float" office:value="0.4783">
                <text:p>0.47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58">
                <text:p>0.8758</text:p>
              </table:table-cell>
              <table:table-cell office:value-type="float" office:value="0.6312">
                <text:p>0.63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93">
                <text:p>0.9293</text:p>
              </table:table-cell>
              <table:table-cell office:value-type="float" office:value="0.6376">
                <text:p>0.63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25">
                <text:p>0.9425</text:p>
              </table:table-cell>
              <table:table-cell office:value-type="float" office:value="0.5803">
                <text:p>0.58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14">
                <text:p>0.9414</text:p>
              </table:table-cell>
              <table:table-cell office:value-type="float" office:value="0.8358">
                <text:p>0.83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87">
                <text:p>0.9787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89">
                <text:p>0.9789</text:p>
              </table:table-cell>
              <table:table-cell office:value-type="float" office:value="0.9421">
                <text:p>0.94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11">
                <text:p>0.9811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5">
                <text:p>0.9755</text:p>
              </table:table-cell>
              <table:table-cell office:value-type="float" office:value="0.9475">
                <text:p>0.94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92">
                <text:p>0.9692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746">
                <text:p>0.9746</text:p>
              </table:table-cell>
              <table:table-cell office:value-type="float" office:value="0.9494">
                <text:p>0.94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823">
                <text:p>0.9823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8">
                <text:p>0.9778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83">
                <text:p>0.9783</text:p>
              </table:table-cell>
              <table:table-cell office:value-type="float" office:value="0.9513">
                <text:p>0.9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822">
                <text:p>0.9822</text:p>
              </table:table-cell>
              <table:table-cell office:value-type="float" office:value="0.9461">
                <text:p>0.94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43">
                <text:p>0.9643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859">
                <text:p>0.9859</text:p>
              </table:table-cell>
              <table:table-cell office:value-type="float" office:value="0.9548">
                <text:p>0.9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1cm" svg:height="9.723cm" xlink:href=".." xlink:type="simple" chart:class="chart:line" chart:style-name="ch1">
        <chart:legend chart:legend-position="end" svg:x="7.741cm" svg:y="3.62cm" style:legend-expansion="custom" chartooo:width="3.094cm" chartooo:height="1.183cm" style:legend-expansion-aspect-ratio="2.61538461538462" chart:style-name="ch2"/>
        <chart:plot-area chart:style-name="ch3" table:cell-range-address="client包含6class.H3:client包含6class.H22 client包含6class.J2:client包含6class.J22 client包含6class.L2:client包含6class.L22" chart:data-source-has-labels="both" svg:x="1.267cm" svg:y="0.21cm" svg:width="13.787cm" svg:height="8.205cm">
          <chartooo:coordinate-region svg:x="1.994cm" svg:y="0.409cm" svg:width="12.874cm" svg:height="7.359cm"/>
          <chart:axis chart:dimension="x" chart:name="primary-x" chart:style-name="ch4" chartooo:axis-type="auto">
            <chartooo:date-scale/>
            <chart:title svg:x="7.613cm" svg:y="8.609cm" chart:style-name="ch5">
              <text:p>Round</text:p>
            </chart:title>
            <chart:categories table:cell-range-address="client包含6class.H3:client包含6class.H22"/>
          </chart:axis>
          <chart:axis chart:dimension="y" chart:name="primary-y" chart:style-name="ch6">
            <chart:title svg:x="0.397cm" svg:y="5.031cm" chart:style-name="ch7">
              <text:p>Accuracy</text:p>
            </chart:title>
            <chart:grid chart:style-name="ch8" chart:class="major"/>
          </chart:axis>
          <chart:series chart:style-name="ch9" chart:values-cell-range-address="client包含6class.J3:client包含6class.J22" chart:label-cell-address="client包含6class.J2:client包含6class.J2" chart:class="chart:line">
            <chart:data-point chart:repeated="20"/>
          </chart:series>
          <chart:series chart:style-name="ch10" chart:values-cell-range-address="client包含6class.L3:client包含6class.L22" chart:label-cell-address="client包含6class.L2:client包含6class.L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client包含6class.J2:client包含6class.J2</svg:desc>
                </draw:g>
              </table:table-cell>
              <table:table-cell office:value-type="string">
                <text:p>random</text:p>
                <draw:g>
                  <svg:desc>client包含6class.L2:client包含6class.L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lient包含6class.H3:client包含6class.H22</svg:desc>
                </draw:g>
              </table:table-cell>
              <table:table-cell office:value-type="float" office:value="0.5705">
                <text:p>0.5705</text:p>
                <draw:g>
                  <svg:desc>client包含6class.J3:client包含6class.J22</svg:desc>
                </draw:g>
              </table:table-cell>
              <table:table-cell office:value-type="float" office:value="0.240533333333333">
                <text:p>0.240533333333333</text:p>
                <draw:g>
                  <svg:desc>client包含6class.L3:client包含6class.L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304">
                <text:p>0.6304</text:p>
              </table:table-cell>
              <table:table-cell office:value-type="float" office:value="0.2779">
                <text:p>0.27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917">
                <text:p>0.6917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79">
                <text:p>0.7379</text:p>
              </table:table-cell>
              <table:table-cell office:value-type="float" office:value="0.377466666666667">
                <text:p>0.3774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9">
                <text:p>0.759</text:p>
              </table:table-cell>
              <table:table-cell office:value-type="float" office:value="0.527033333333333">
                <text:p>0.5270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46">
                <text:p>0.8346</text:p>
              </table:table-cell>
              <table:table-cell office:value-type="float" office:value="0.490733333333333">
                <text:p>0.4907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02">
                <text:p>0.8402</text:p>
              </table:table-cell>
              <table:table-cell office:value-type="float" office:value="0.557833333333333">
                <text:p>0.5578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077">
                <text:p>0.8077</text:p>
              </table:table-cell>
              <table:table-cell office:value-type="float" office:value="0.562066666666667">
                <text:p>0.5620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773">
                <text:p>0.8773</text:p>
              </table:table-cell>
              <table:table-cell office:value-type="float" office:value="0.647566666666667">
                <text:p>0.6475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076">
                <text:p>0.9076</text:p>
              </table:table-cell>
              <table:table-cell office:value-type="float" office:value="0.6265">
                <text:p>0.62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18">
                <text:p>0.9118</text:p>
              </table:table-cell>
              <table:table-cell office:value-type="float" office:value="0.713933333333333">
                <text:p>0.7139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11">
                <text:p>0.9411</text:p>
              </table:table-cell>
              <table:table-cell office:value-type="float" office:value="0.797566666666667">
                <text:p>0.7975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4">
                <text:p>0.934</text:p>
              </table:table-cell>
              <table:table-cell office:value-type="float" office:value="0.782066666666667">
                <text:p>0.7820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91">
                <text:p>0.9491</text:p>
              </table:table-cell>
              <table:table-cell office:value-type="float" office:value="0.761066666666667">
                <text:p>0.7610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87">
                <text:p>0.9587</text:p>
              </table:table-cell>
              <table:table-cell office:value-type="float" office:value="0.873266666666667">
                <text:p>0.8732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56">
                <text:p>0.9656</text:p>
              </table:table-cell>
              <table:table-cell office:value-type="float" office:value="0.7889">
                <text:p>0.78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4">
                <text:p>0.934</text:p>
              </table:table-cell>
              <table:table-cell office:value-type="float" office:value="0.868333333333333">
                <text:p>0.8683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97">
                <text:p>0.9397</text:p>
              </table:table-cell>
              <table:table-cell office:value-type="float" office:value="0.905733333333333">
                <text:p>0.9057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87">
                <text:p>0.9687</text:p>
              </table:table-cell>
              <table:table-cell office:value-type="float" office:value="0.947633333333333">
                <text:p>0.9476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33">
                <text:p>0.9733</text:p>
              </table:table-cell>
              <table:table-cell office:value-type="float" office:value="0.952766666666667">
                <text:p>0.9527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15cm" svg:height="16.794cm" xlink:href=".." xlink:type="simple" chart:class="chart:line" chart:style-name="ch1">
        <chart:legend chart:legend-position="end" svg:x="12.869cm" svg:y="8.618cm" style:legend-expansion="custom" chartooo:width="3.807cm" chartooo:height="2.043cm" style:legend-expansion-aspect-ratio="1.86343612334802" chart:style-name="ch2"/>
        <chart:plot-area chart:style-name="ch3" table:cell-range-address="client包含2class.H3:client包含2class.H22 client包含2class.J2:client包含2class.J22 client包含2class.L2:client包含2class.L22" chart:data-source-has-labels="both" svg:x="2.592cm" svg:y="0.504cm" svg:width="21.443cm" svg:height="13.559cm">
          <chartooo:coordinate-region svg:x="3.504cm" svg:y="0.704cm" svg:width="20.345cm" svg:height="12.712cm"/>
          <chart:axis chart:dimension="x" chart:name="primary-x" chart:style-name="ch4" chartooo:axis-type="auto">
            <chartooo:date-scale/>
            <chart:title svg:x="12.766cm" svg:y="14.398cm" chart:style-name="ch5">
              <text:p>Round</text:p>
            </chart:title>
            <chart:categories table:cell-range-address="client包含2class.H3:client包含2class.H22"/>
          </chart:axis>
          <chart:axis chart:dimension="y" chart:name="primary-y" chart:style-name="ch4">
            <chart:title svg:x="1.532cm" svg:y="8.002cm" chart:style-name="ch6">
              <text:p>Accuracy</text:p>
            </chart:title>
            <chart:grid chart:style-name="ch7" chart:class="major"/>
          </chart:axis>
          <chart:series chart:style-name="ch8" chart:values-cell-range-address="client包含2class.J3:client包含2class.J22" chart:label-cell-address="client包含2class.J2:client包含2class.J2" chart:class="chart:line">
            <chart:data-point chart:repeated="20"/>
          </chart:series>
          <chart:series chart:style-name="ch9" chart:values-cell-range-address="client包含2class.L3:client包含2class.L22" chart:label-cell-address="client包含2class.L2:client包含2class.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client包含2class.J2:client包含2class.J2</svg:desc>
                </draw:g>
              </table:table-cell>
              <table:table-cell office:value-type="string">
                <text:p>random</text:p>
                <draw:g>
                  <svg:desc>client包含2class.L2:client包含2class.L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lient包含2class.H3:client包含2class.H22</svg:desc>
                </draw:g>
              </table:table-cell>
              <table:table-cell office:value-type="float" office:value="0.1932">
                <text:p>0.1932</text:p>
                <draw:g>
                  <svg:desc>client包含2class.J3:client包含2class.J22</svg:desc>
                </draw:g>
              </table:table-cell>
              <table:table-cell office:value-type="float" office:value="0.173266666666667">
                <text:p>0.173266666666667</text:p>
                <draw:g>
                  <svg:desc>client包含2class.L3:client包含2class.L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002">
                <text:p>0.2002</text:p>
              </table:table-cell>
              <table:table-cell office:value-type="float" office:value="0.134933333333333">
                <text:p>0.1349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86">
                <text:p>0.2086</text:p>
              </table:table-cell>
              <table:table-cell office:value-type="float" office:value="0.102733333333333">
                <text:p>0.1027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141">
                <text:p>0.2141</text:p>
              </table:table-cell>
              <table:table-cell office:value-type="float" office:value="0.116466666666667">
                <text:p>0.1164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146566666666667">
                <text:p>0.1465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37">
                <text:p>0.2037</text:p>
              </table:table-cell>
              <table:table-cell office:value-type="float" office:value="0.2309">
                <text:p>0.23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22">
                <text:p>0.1922</text:p>
              </table:table-cell>
              <table:table-cell office:value-type="float" office:value="0.230733333333333">
                <text:p>0.2307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43">
                <text:p>0.2143</text:p>
              </table:table-cell>
              <table:table-cell office:value-type="float" office:value="0.269133333333333">
                <text:p>0.2691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65">
                <text:p>0.1865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48">
                <text:p>0.1948</text:p>
              </table:table-cell>
              <table:table-cell office:value-type="float" office:value="0.238933333333333">
                <text:p>0.2389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44">
                <text:p>0.2144</text:p>
              </table:table-cell>
              <table:table-cell office:value-type="float" office:value="0.260233333333333">
                <text:p>0.2602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79">
                <text:p>0.1979</text:p>
              </table:table-cell>
              <table:table-cell office:value-type="float" office:value="0.200833333333333">
                <text:p>0.2008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14">
                <text:p>0.2114</text:p>
              </table:table-cell>
              <table:table-cell office:value-type="float" office:value="0.264666666666667">
                <text:p>0.264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159">
                <text:p>0.2159</text:p>
              </table:table-cell>
              <table:table-cell office:value-type="float" office:value="0.238333333333333">
                <text:p>0.238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5">
                <text:p>0.2305</text:p>
              </table:table-cell>
              <table:table-cell office:value-type="float" office:value="0.3141">
                <text:p>0.3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31">
                <text:p>0.2331</text:p>
              </table:table-cell>
              <table:table-cell office:value-type="float" office:value="0.316533333333333">
                <text:p>0.3165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39">
                <text:p>0.2039</text:p>
              </table:table-cell>
              <table:table-cell office:value-type="float" office:value="0.303433333333333">
                <text:p>0.3034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45">
                <text:p>0.2745</text:p>
              </table:table-cell>
              <table:table-cell office:value-type="float" office:value="0.361033333333333">
                <text:p>0.3610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939">
                <text:p>0.1939</text:p>
              </table:table-cell>
              <table:table-cell office:value-type="float" office:value="0.2523">
                <text:p>0.25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994">
                <text:p>0.1994</text:p>
              </table:table-cell>
              <table:table-cell office:value-type="float" office:value="0.418366666666667">
                <text:p>0.4183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4cm" svg:height="12.211cm" xlink:href=".." xlink:type="simple" chart:class="chart:line" chart:style-name="ch1">
        <chart:legend chart:legend-position="end" svg:x="11.557cm" svg:y="5.928cm" style:legend-expansion="custom" chartooo:width="4.451cm" chartooo:height="2.838cm" style:legend-expansion-aspect-ratio="1.56835799859056" chart:style-name="ch2"/>
        <chart:plot-area chart:style-name="ch3" table:cell-range-address="集中式与分布式.L2:集中式与分布式.L22 集中式与分布式.N2:集中式与分布式.N22 集中式与分布式.P2:集中式与分布式.P22 集中式与分布式.R2:集中式与分布式.R22" chart:data-source-has-labels="row" svg:x="1.366cm" svg:y="0.315cm" svg:width="15.745cm" svg:height="10.978cm">
          <chartooo:coordinate-region svg:x="2.278cm" svg:y="0.514cm" svg:width="14.647cm" svg:height="10.132cm"/>
          <chart:axis chart:dimension="x" chart:name="primary-x" chart:style-name="ch4">
            <chart:title svg:x="8.691cm" svg:y="11.537cm" chart:style-name="ch5">
              <text:p>Round</text:p>
            </chart:title>
          </chart:axis>
          <chart:axis chart:dimension="y" chart:name="primary-y" chart:style-name="ch6">
            <chart:title svg:x="0.452cm" svg:y="6.523cm" chart:style-name="ch7">
              <text:p>Accuracy</text:p>
            </chart:title>
            <chart:grid chart:style-name="ch8" chart:class="major"/>
          </chart:axis>
          <chart:series chart:style-name="ch9" chart:values-cell-range-address="集中式与分布式.L3:集中式与分布式.L22" chart:label-cell-address="集中式与分布式.L2:集中式与分布式.L2" chart:class="chart:line">
            <chart:data-point chart:repeated="20"/>
          </chart:series>
          <chart:series chart:style-name="ch10" chart:values-cell-range-address="集中式与分布式.N3:集中式与分布式.N22" chart:label-cell-address="集中式与分布式.N2:集中式与分布式.N2" chart:class="chart:line">
            <chart:data-point chart:repeated="20"/>
          </chart:series>
          <chart:series chart:style-name="ch11" chart:values-cell-range-address="集中式与分布式.P3:集中式与分布式.P22" chart:label-cell-address="集中式与分布式.P2:集中式与分布式.P2" chart:class="chart:line">
            <chart:data-point chart:repeated="20"/>
          </chart:series>
          <chart:series chart:style-name="ch12" chart:values-cell-range-address="集中式与分布式.R3:集中式与分布式.R22" chart:label-cell-address="集中式与分布式.R2:集中式与分布式.R2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-uniform</text:p>
                <draw:g>
                  <svg:desc>集中式与分布式.L2:集中式与分布式.L2</svg:desc>
                </draw:g>
              </table:table-cell>
              <table:table-cell office:value-type="string">
                <text:p>Centralized</text:p>
                <draw:g>
                  <svg:desc>集中式与分布式.N2:集中式与分布式.N2</svg:desc>
                </draw:g>
              </table:table-cell>
              <table:table-cell office:value-type="string">
                <text:p>Centralized-random</text:p>
                <draw:g>
                  <svg:desc>集中式与分布式.P2:集中式与分布式.P2</svg:desc>
                </draw:g>
              </table:table-cell>
              <table:table-cell office:value-type="string">
                <text:p>Distributed-worst</text:p>
                <draw:g>
                  <svg:desc>集中式与分布式.R2:集中式与分布式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26">
                <text:p>0.5526</text:p>
                <draw:g>
                  <svg:desc>集中式与分布式.L3:集中式与分布式.L22</svg:desc>
                </draw:g>
              </table:table-cell>
              <table:table-cell office:value-type="float" office:value="0.6053">
                <text:p>0.6053</text:p>
                <draw:g>
                  <svg:desc>集中式与分布式.N3:集中式与分布式.N22</svg:desc>
                </draw:g>
              </table:table-cell>
              <table:table-cell office:value-type="float" office:value="0.690133333333333">
                <text:p>0.690133333333333</text:p>
                <draw:g>
                  <svg:desc>集中式与分布式.P3:集中式与分布式.P22</svg:desc>
                </draw:g>
              </table:table-cell>
              <table:table-cell office:value-type="float" office:value="0.528">
                <text:p>0.528</text:p>
                <draw:g>
                  <svg:desc>集中式与分布式.R3:集中式与分布式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8">
                <text:p>0.6708</text:p>
              </table:table-cell>
              <table:table-cell office:value-type="float" office:value="0.704">
                <text:p>0.704</text:p>
              </table:table-cell>
              <table:table-cell office:value-type="float" office:value="0.7878">
                <text:p>0.7878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86">
                <text:p>0.8786</text:p>
              </table:table-cell>
              <table:table-cell office:value-type="float" office:value="0.881">
                <text:p>0.881</text:p>
              </table:table-cell>
              <table:table-cell office:value-type="float" office:value="0.822833333333333">
                <text:p>0.822833333333333</text:p>
              </table:table-cell>
              <table:table-cell office:value-type="float" office:value="0.7283">
                <text:p>0.7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7">
                <text:p>0.947</text:p>
              </table:table-cell>
              <table:table-cell office:value-type="float" office:value="0.9556">
                <text:p>0.9556</text:p>
              </table:table-cell>
              <table:table-cell office:value-type="float" office:value="0.873933333333333">
                <text:p>0.873933333333333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">
                <text:p>0.901</text:p>
              </table:table-cell>
              <table:table-cell office:value-type="float" office:value="0.9754">
                <text:p>0.9754</text:p>
              </table:table-cell>
              <table:table-cell office:value-type="float" office:value="0.875666666666667">
                <text:p>0.875666666666667</text:p>
              </table:table-cell>
              <table:table-cell office:value-type="float" office:value="0.8177">
                <text:p>0.8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49">
                <text:p>0.9349</text:p>
              </table:table-cell>
              <table:table-cell office:value-type="float" office:value="0.9354">
                <text:p>0.9354</text:p>
              </table:table-cell>
              <table:table-cell office:value-type="float" office:value="0.921166666666667">
                <text:p>0.921166666666667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4">
                <text:p>0.9654</text:p>
              </table:table-cell>
              <table:table-cell office:value-type="float" office:value="0.96">
                <text:p>0.96</text:p>
              </table:table-cell>
              <table:table-cell office:value-type="float" office:value="0.931033333333333">
                <text:p>0.931033333333333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28">
                <text:p>0.9828</text:p>
              </table:table-cell>
              <table:table-cell office:value-type="float" office:value="0.9808">
                <text:p>0.9808</text:p>
              </table:table-cell>
              <table:table-cell office:value-type="float" office:value="0.927166666666667">
                <text:p>0.927166666666667</text:p>
              </table:table-cell>
              <table:table-cell office:value-type="float" office:value="0.7619">
                <text:p>0.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51">
                <text:p>0.9851</text:p>
              </table:table-cell>
              <table:table-cell office:value-type="float" office:value="0.9815">
                <text:p>0.9815</text:p>
              </table:table-cell>
              <table:table-cell office:value-type="float" office:value="0.9484">
                <text:p>0.9484</text:p>
              </table:table-cell>
              <table:table-cell office:value-type="float" office:value="0.8661">
                <text:p>0.8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7">
                <text:p>0.967</text:p>
              </table:table-cell>
              <table:table-cell office:value-type="float" office:value="0.9762">
                <text:p>0.9762</text:p>
              </table:table-cell>
              <table:table-cell office:value-type="float" office:value="0.9424">
                <text:p>0.9424</text:p>
              </table:table-cell>
              <table:table-cell office:value-type="float" office:value="0.8816">
                <text:p>0.8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43">
                <text:p>0.9543</text:p>
              </table:table-cell>
              <table:table-cell office:value-type="float" office:value="0.9794">
                <text:p>0.9794</text:p>
              </table:table-cell>
              <table:table-cell office:value-type="float" office:value="0.948266666666667">
                <text:p>0.94826666666666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28">
                <text:p>0.9828</text:p>
              </table:table-cell>
              <table:table-cell office:value-type="float" office:value="0.978">
                <text:p>0.978</text:p>
              </table:table-cell>
              <table:table-cell office:value-type="float" office:value="0.955333333333333">
                <text:p>0.955333333333333</text:p>
              </table:table-cell>
              <table:table-cell office:value-type="float" office:value="0.9549">
                <text:p>0.9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45">
                <text:p>0.9845</text:p>
              </table:table-cell>
              <table:table-cell office:value-type="float" office:value="0.9869">
                <text:p>0.9869</text:p>
              </table:table-cell>
              <table:table-cell office:value-type="float" office:value="0.967333333333333">
                <text:p>0.967333333333333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9">
                <text:p>0.9869</text:p>
              </table:table-cell>
              <table:table-cell office:value-type="float" office:value="0.9907">
                <text:p>0.9907</text:p>
              </table:table-cell>
              <table:table-cell office:value-type="float" office:value="0.962133333333333">
                <text:p>0.962133333333333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71">
                <text:p>0.9871</text:p>
              </table:table-cell>
              <table:table-cell office:value-type="float" office:value="0.9899">
                <text:p>0.9899</text:p>
              </table:table-cell>
              <table:table-cell office:value-type="float" office:value="0.965733333333333">
                <text:p>0.965733333333333</text:p>
              </table:table-cell>
              <table:table-cell office:value-type="float" office:value="0.9584">
                <text:p>0.9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79">
                <text:p>0.9879</text:p>
              </table:table-cell>
              <table:table-cell office:value-type="float" office:value="0.9866">
                <text:p>0.9866</text:p>
              </table:table-cell>
              <table:table-cell office:value-type="float" office:value="0.970466666666667">
                <text:p>0.970466666666667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9">
                <text:p>0.9879</text:p>
              </table:table-cell>
              <table:table-cell office:value-type="float" office:value="0.9907">
                <text:p>0.9907</text:p>
              </table:table-cell>
              <table:table-cell office:value-type="float" office:value="0.973933333333333">
                <text:p>0.973933333333333</text:p>
              </table:table-cell>
              <table:table-cell office:value-type="float" office:value="0.9571">
                <text:p>0.9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5">
                <text:p>0.9865</text:p>
              </table:table-cell>
              <table:table-cell office:value-type="float" office:value="0.983">
                <text:p>0.983</text:p>
              </table:table-cell>
              <table:table-cell office:value-type="float" office:value="0.969733333333333">
                <text:p>0.969733333333333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94">
                <text:p>0.9894</text:p>
              </table:table-cell>
              <table:table-cell office:value-type="float" office:value="0.99">
                <text:p>0.99</text:p>
              </table:table-cell>
              <table:table-cell office:value-type="float" office:value="0.9676">
                <text:p>0.9676</text:p>
              </table:table-cell>
              <table:table-cell office:value-type="float" office:value="0.9553">
                <text:p>0.9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96">
                <text:p>0.9896</text:p>
              </table:table-cell>
              <table:table-cell office:value-type="float" office:value="0.9902">
                <text:p>0.9902</text:p>
              </table:table-cell>
              <table:table-cell office:value-type="float" office:value="0.9733">
                <text:p>0.9733</text:p>
              </table:table-cell>
              <table:table-cell office:value-type="float" office:value="0.9566">
                <text:p>0.9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09cm" svg:height="11.919cm" xlink:href=".." xlink:type="simple" chart:class="chart:line" chart:style-name="ch1">
        <chart:legend chart:legend-position="end" svg:x="8.119cm" svg:y="4.083cm" style:legend-expansion="custom" chartooo:width="4.798cm" chartooo:height="2.77cm" style:legend-expansion-aspect-ratio="1.73212996389892" chart:style-name="ch2"/>
        <chart:plot-area chart:style-name="ch3" table:cell-range-address="集中式与分布式.L2:集中式与分布式.L22 集中式与分布式.N2:集中式与分布式.N22 集中式与分布式.P2:集中式与分布式.P22 集中式与分布式.R2:集中式与分布式.R22" chart:data-source-has-labels="row" svg:x="1.265cm" svg:y="0.298cm" svg:width="16.906cm" svg:height="10.439cm">
          <chartooo:coordinate-region svg:x="2.177cm" svg:y="0.497cm" svg:width="15.807cm" svg:height="9.593cm"/>
          <chart:axis chart:dimension="x" chart:name="primary-x" chart:style-name="ch4">
            <chart:title svg:x="9.171cm" svg:y="10.975cm" chart:style-name="ch5">
              <text:p>Round</text:p>
            </chart:title>
          </chart:axis>
          <chart:axis chart:dimension="y" chart:name="primary-y" chart:style-name="ch6">
            <chart:title svg:x="0.323cm" svg:y="6.236cm" chart:style-name="ch7">
              <text:p>Accuracy</text:p>
            </chart:title>
            <chart:grid chart:style-name="ch8" chart:class="major"/>
          </chart:axis>
          <chart:series chart:style-name="ch9" chart:values-cell-range-address="集中式与分布式.L3:集中式与分布式.L22" chart:label-cell-address="集中式与分布式.L2:集中式与分布式.L2" chart:class="chart:line">
            <chart:data-point chart:repeated="20"/>
          </chart:series>
          <chart:series chart:style-name="ch10" chart:values-cell-range-address="集中式与分布式.N3:集中式与分布式.N22" chart:label-cell-address="集中式与分布式.N2:集中式与分布式.N2" chart:class="chart:line">
            <chart:data-point chart:repeated="20"/>
          </chart:series>
          <chart:series chart:style-name="ch11" chart:values-cell-range-address="集中式与分布式.P3:集中式与分布式.P22" chart:label-cell-address="集中式与分布式.P2:集中式与分布式.P2" chart:class="chart:line">
            <chart:data-point chart:repeated="20"/>
          </chart:series>
          <chart:series chart:style-name="ch12" chart:values-cell-range-address="集中式与分布式.R3:集中式与分布式.R22" chart:label-cell-address="集中式与分布式.R2:集中式与分布式.R2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-uniform</text:p>
                <draw:g>
                  <svg:desc>集中式与分布式.L2:集中式与分布式.L2</svg:desc>
                </draw:g>
              </table:table-cell>
              <table:table-cell office:value-type="string">
                <text:p>Centralized</text:p>
                <draw:g>
                  <svg:desc>集中式与分布式.N2:集中式与分布式.N2</svg:desc>
                </draw:g>
              </table:table-cell>
              <table:table-cell office:value-type="string">
                <text:p>Centralized-random</text:p>
                <draw:g>
                  <svg:desc>集中式与分布式.P2:集中式与分布式.P2</svg:desc>
                </draw:g>
              </table:table-cell>
              <table:table-cell office:value-type="string">
                <text:p>Distributed-worst</text:p>
                <draw:g>
                  <svg:desc>集中式与分布式.R2:集中式与分布式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26">
                <text:p>0.5526</text:p>
                <draw:g>
                  <svg:desc>集中式与分布式.L3:集中式与分布式.L22</svg:desc>
                </draw:g>
              </table:table-cell>
              <table:table-cell office:value-type="float" office:value="0.6053">
                <text:p>0.6053</text:p>
                <draw:g>
                  <svg:desc>集中式与分布式.N3:集中式与分布式.N22</svg:desc>
                </draw:g>
              </table:table-cell>
              <table:table-cell office:value-type="float" office:value="0.690133333333333">
                <text:p>0.690133333333333</text:p>
                <draw:g>
                  <svg:desc>集中式与分布式.P3:集中式与分布式.P22</svg:desc>
                </draw:g>
              </table:table-cell>
              <table:table-cell office:value-type="float" office:value="0.528">
                <text:p>0.528</text:p>
                <draw:g>
                  <svg:desc>集中式与分布式.R3:集中式与分布式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8">
                <text:p>0.6708</text:p>
              </table:table-cell>
              <table:table-cell office:value-type="float" office:value="0.704">
                <text:p>0.704</text:p>
              </table:table-cell>
              <table:table-cell office:value-type="float" office:value="0.7878">
                <text:p>0.7878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86">
                <text:p>0.8786</text:p>
              </table:table-cell>
              <table:table-cell office:value-type="float" office:value="0.881">
                <text:p>0.881</text:p>
              </table:table-cell>
              <table:table-cell office:value-type="float" office:value="0.822833333333333">
                <text:p>0.822833333333333</text:p>
              </table:table-cell>
              <table:table-cell office:value-type="float" office:value="0.7283">
                <text:p>0.7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7">
                <text:p>0.947</text:p>
              </table:table-cell>
              <table:table-cell office:value-type="float" office:value="0.9556">
                <text:p>0.9556</text:p>
              </table:table-cell>
              <table:table-cell office:value-type="float" office:value="0.873933333333333">
                <text:p>0.873933333333333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">
                <text:p>0.901</text:p>
              </table:table-cell>
              <table:table-cell office:value-type="float" office:value="0.9754">
                <text:p>0.9754</text:p>
              </table:table-cell>
              <table:table-cell office:value-type="float" office:value="0.875666666666667">
                <text:p>0.875666666666667</text:p>
              </table:table-cell>
              <table:table-cell office:value-type="float" office:value="0.8177">
                <text:p>0.8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49">
                <text:p>0.9349</text:p>
              </table:table-cell>
              <table:table-cell office:value-type="float" office:value="0.9354">
                <text:p>0.9354</text:p>
              </table:table-cell>
              <table:table-cell office:value-type="float" office:value="0.921166666666667">
                <text:p>0.921166666666667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4">
                <text:p>0.9654</text:p>
              </table:table-cell>
              <table:table-cell office:value-type="float" office:value="0.96">
                <text:p>0.96</text:p>
              </table:table-cell>
              <table:table-cell office:value-type="float" office:value="0.931033333333333">
                <text:p>0.931033333333333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28">
                <text:p>0.9828</text:p>
              </table:table-cell>
              <table:table-cell office:value-type="float" office:value="0.9808">
                <text:p>0.9808</text:p>
              </table:table-cell>
              <table:table-cell office:value-type="float" office:value="0.927166666666667">
                <text:p>0.927166666666667</text:p>
              </table:table-cell>
              <table:table-cell office:value-type="float" office:value="0.7619">
                <text:p>0.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51">
                <text:p>0.9851</text:p>
              </table:table-cell>
              <table:table-cell office:value-type="float" office:value="0.9815">
                <text:p>0.9815</text:p>
              </table:table-cell>
              <table:table-cell office:value-type="float" office:value="0.9484">
                <text:p>0.9484</text:p>
              </table:table-cell>
              <table:table-cell office:value-type="float" office:value="0.8661">
                <text:p>0.8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7">
                <text:p>0.967</text:p>
              </table:table-cell>
              <table:table-cell office:value-type="float" office:value="0.9762">
                <text:p>0.9762</text:p>
              </table:table-cell>
              <table:table-cell office:value-type="float" office:value="0.9424">
                <text:p>0.9424</text:p>
              </table:table-cell>
              <table:table-cell office:value-type="float" office:value="0.8816">
                <text:p>0.8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43">
                <text:p>0.9543</text:p>
              </table:table-cell>
              <table:table-cell office:value-type="float" office:value="0.9794">
                <text:p>0.9794</text:p>
              </table:table-cell>
              <table:table-cell office:value-type="float" office:value="0.948266666666667">
                <text:p>0.94826666666666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28">
                <text:p>0.9828</text:p>
              </table:table-cell>
              <table:table-cell office:value-type="float" office:value="0.978">
                <text:p>0.978</text:p>
              </table:table-cell>
              <table:table-cell office:value-type="float" office:value="0.955333333333333">
                <text:p>0.955333333333333</text:p>
              </table:table-cell>
              <table:table-cell office:value-type="float" office:value="0.9549">
                <text:p>0.9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45">
                <text:p>0.9845</text:p>
              </table:table-cell>
              <table:table-cell office:value-type="float" office:value="0.9869">
                <text:p>0.9869</text:p>
              </table:table-cell>
              <table:table-cell office:value-type="float" office:value="0.967333333333333">
                <text:p>0.967333333333333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9">
                <text:p>0.9869</text:p>
              </table:table-cell>
              <table:table-cell office:value-type="float" office:value="0.9907">
                <text:p>0.9907</text:p>
              </table:table-cell>
              <table:table-cell office:value-type="float" office:value="0.962133333333333">
                <text:p>0.962133333333333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71">
                <text:p>0.9871</text:p>
              </table:table-cell>
              <table:table-cell office:value-type="float" office:value="0.9899">
                <text:p>0.9899</text:p>
              </table:table-cell>
              <table:table-cell office:value-type="float" office:value="0.965733333333333">
                <text:p>0.965733333333333</text:p>
              </table:table-cell>
              <table:table-cell office:value-type="float" office:value="0.9584">
                <text:p>0.9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79">
                <text:p>0.9879</text:p>
              </table:table-cell>
              <table:table-cell office:value-type="float" office:value="0.9866">
                <text:p>0.9866</text:p>
              </table:table-cell>
              <table:table-cell office:value-type="float" office:value="0.970466666666667">
                <text:p>0.970466666666667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9">
                <text:p>0.9879</text:p>
              </table:table-cell>
              <table:table-cell office:value-type="float" office:value="0.9907">
                <text:p>0.9907</text:p>
              </table:table-cell>
              <table:table-cell office:value-type="float" office:value="0.973933333333333">
                <text:p>0.973933333333333</text:p>
              </table:table-cell>
              <table:table-cell office:value-type="float" office:value="0.9571">
                <text:p>0.9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5">
                <text:p>0.9865</text:p>
              </table:table-cell>
              <table:table-cell office:value-type="float" office:value="0.983">
                <text:p>0.983</text:p>
              </table:table-cell>
              <table:table-cell office:value-type="float" office:value="0.969733333333333">
                <text:p>0.969733333333333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94">
                <text:p>0.9894</text:p>
              </table:table-cell>
              <table:table-cell office:value-type="float" office:value="0.99">
                <text:p>0.99</text:p>
              </table:table-cell>
              <table:table-cell office:value-type="float" office:value="0.9676">
                <text:p>0.9676</text:p>
              </table:table-cell>
              <table:table-cell office:value-type="float" office:value="0.9553">
                <text:p>0.9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96">
                <text:p>0.9896</text:p>
              </table:table-cell>
              <table:table-cell office:value-type="float" office:value="0.9902">
                <text:p>0.9902</text:p>
              </table:table-cell>
              <table:table-cell office:value-type="float" office:value="0.9733">
                <text:p>0.9733</text:p>
              </table:table-cell>
              <table:table-cell office:value-type="float" office:value="0.9566">
                <text:p>0.95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